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t_rodrilaje_e_2022_06_02_14_39_46_out-times-summary" table:style-name="ta1">
        <table:shapes>
          <draw:frame draw:z-index="0" draw:style-name="gr1" draw:text-style-name="P1" svg:width="777.26pt" svg:height="437.19pt" svg:x="2.83pt" svg:y="2.83pt">
            <draw:object draw:notify-on-update-of-ranges="'ft_rodrilaje_e_2022_06_02_14_39_46_out-times-summary'.D1:'ft_rodrilaje_e_2022_06_02_14_39_46_out-times-summary'.D1 'ft_rodrilaje_e_2022_06_02_14_39_46_out-times-summary'.D2:'ft_rodrilaje_e_2022_06_02_14_39_46_out-times-summary'.D181 'ft_rodrilaje_e_2022_06_02_14_39_46_out-times-summary'.F1:'ft_rodrilaje_e_2022_06_02_14_39_46_out-times-summary'.F1 'ft_rodrilaje_e_2022_06_02_14_39_46_out-times-summary'.F2:'ft_rodrilaje_e_2022_06_02_14_39_46_out-times-summary'.F181 'ft_rodrilaje_e_2022_06_02_14_39_46_out-times-summary'.K1:'ft_rodrilaje_e_2022_06_02_14_39_46_out-times-summary'.K1 'ft_rodrilaje_e_2022_06_02_14_39_46_out-times-summary'.K2:'ft_rodrilaje_e_2022_06_02_14_39_46_out-times-summary'.K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primer beep</text:p>
          </table:table-cell>
          <table:table-cell office:value-type="string" calcext:value-type="string">
            <text:p>segundo beep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fuerza prendida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tipo fuerza</text:p>
          </table:table-cell>
          <table:table-cell office:value-type="string" calcext:value-type="string">
            <text:p>trial exitoso</text:p>
          </table:table-cell>
          <table:table-cell office:value-type="string" calcext:value-type="string">
            <text:p>periodo reproducido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7.71" calcext:value-type="float">
            <text:p>1087.71</text:p>
          </table:table-cell>
          <table:table-cell office:value-type="float" office:value="1777.6" calcext:value-type="float">
            <text:p>1777.6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689.89" calcext:value-type="float">
            <text:p>689.89</text:p>
          </table:table-cell>
          <table:table-cell table:formula="of:=[.K2]-[.D2]" office:value-type="float" office:value="23.8899999999999" calcext:value-type="float">
            <text:p>23.88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0.98" calcext:value-type="float">
            <text:p>1520.98</text:p>
          </table:table-cell>
          <table:table-cell office:value-type="float" office:value="2281.31" calcext:value-type="float">
            <text:p>2281.31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760.33" calcext:value-type="float">
            <text:p>760.33</text:p>
          </table:table-cell>
          <table:table-cell table:formula="of:=[.K3]-[.D3]" office:value-type="float" office:value="94.3299999999999" calcext:value-type="float">
            <text:p>94.32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9.91" calcext:value-type="float">
            <text:p>1379.91</text:p>
          </table:table-cell>
          <table:table-cell office:value-type="float" office:value="2187.24" calcext:value-type="float">
            <text:p>2187.24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[.B4]" office:value-type="float" office:value="807.33" calcext:value-type="float">
            <text:p>807.33</text:p>
          </table:table-cell>
          <table:table-cell table:formula="of:=[.K4]-[.D4]" office:value-type="float" office:value="141.33" calcext:value-type="float">
            <text:p>141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9.206" calcext:value-type="float">
            <text:p>959.206</text:p>
          </table:table-cell>
          <table:table-cell office:value-type="float" office:value="1598.17" calcext:value-type="float">
            <text:p>1598.17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B5]" office:value-type="float" office:value="638.964" calcext:value-type="float">
            <text:p>638.964</text:p>
          </table:table-cell>
          <table:table-cell table:formula="of:=[.K5]-[.D5]" office:value-type="float" office:value="-27.0359999999999" calcext:value-type="float">
            <text:p>-27.03599999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9.93" calcext:value-type="float">
            <text:p>889.93</text:p>
          </table:table-cell>
          <table:table-cell office:value-type="float" office:value="1658.67" calcext:value-type="float">
            <text:p>1658.67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-[.B6]" office:value-type="float" office:value="768.74" calcext:value-type="float">
            <text:p>768.74</text:p>
          </table:table-cell>
          <table:table-cell table:formula="of:=[.K6]-[.D6]" office:value-type="float" office:value="102.74" calcext:value-type="float">
            <text:p>102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2.6" calcext:value-type="float">
            <text:p>782.6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-[.B7]" office:value-type="float" office:value="701.39" calcext:value-type="float">
            <text:p>701.39</text:p>
          </table:table-cell>
          <table:table-cell table:formula="of:=[.K7]-[.D7]" office:value-type="float" office:value="35.39" calcext:value-type="float">
            <text:p>3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1.945" calcext:value-type="float">
            <text:p>871.945</text:p>
          </table:table-cell>
          <table:table-cell office:value-type="float" office:value="1634.65" calcext:value-type="float">
            <text:p>1634.65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-[.B8]" office:value-type="float" office:value="762.705" calcext:value-type="float">
            <text:p>762.705</text:p>
          </table:table-cell>
          <table:table-cell table:formula="of:=[.K8]-[.D8]" office:value-type="float" office:value="96.705" calcext:value-type="float">
            <text:p>96.7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5.09" calcext:value-type="float">
            <text:p>1405.09</text:p>
          </table:table-cell>
          <table:table-cell office:value-type="float" office:value="2114.61" calcext:value-type="float">
            <text:p>2114.61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-[.B9]" office:value-type="float" office:value="709.52" calcext:value-type="float">
            <text:p>709.52</text:p>
          </table:table-cell>
          <table:table-cell table:formula="of:=[.K9]-[.D9]" office:value-type="float" office:value="43.5200000000002" calcext:value-type="float">
            <text:p>43.520000000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1.13" calcext:value-type="float">
            <text:p>1141.13</text:p>
          </table:table-cell>
          <table:table-cell office:value-type="float" office:value="1841.82" calcext:value-type="float">
            <text:p>1841.82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B10]" office:value-type="float" office:value="700.69" calcext:value-type="float">
            <text:p>700.69</text:p>
          </table:table-cell>
          <table:table-cell table:formula="of:=[.K10]-[.D10]" office:value-type="float" office:value="34.6899999999998" calcext:value-type="float">
            <text:p>34.68999999999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5.65" calcext:value-type="float">
            <text:p>1335.65</text:p>
          </table:table-cell>
          <table:table-cell office:value-type="float" office:value="2065.33" calcext:value-type="float">
            <text:p>2065.33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]-[.B11]" office:value-type="float" office:value="729.68" calcext:value-type="float">
            <text:p>729.68</text:p>
          </table:table-cell>
          <table:table-cell table:formula="of:=[.K11]-[.D11]" office:value-type="float" office:value="63.6799999999998" calcext:value-type="float">
            <text:p>63.67999999999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6.925" calcext:value-type="float">
            <text:p>926.925</text:p>
          </table:table-cell>
          <table:table-cell office:value-type="float" office:value="1645.86" calcext:value-type="float">
            <text:p>1645.86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]-[.B12]" office:value-type="float" office:value="718.935" calcext:value-type="float">
            <text:p>718.935</text:p>
          </table:table-cell>
          <table:table-cell table:formula="of:=[.K12]-[.D12]" office:value-type="float" office:value="52.9349999999999" calcext:value-type="float">
            <text:p>52.934999999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3.89" calcext:value-type="float">
            <text:p>1203.89</text:p>
          </table:table-cell>
          <table:table-cell office:value-type="float" office:value="1954.58" calcext:value-type="float">
            <text:p>1954.58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]-[.B13]" office:value-type="float" office:value="750.69" calcext:value-type="float">
            <text:p>750.69</text:p>
          </table:table-cell>
          <table:table-cell table:formula="of:=[.K13]-[.D13]" office:value-type="float" office:value="84.6899999999998" calcext:value-type="float">
            <text:p>84.6899999999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5.13" calcext:value-type="float">
            <text:p>1265.13</text:p>
          </table:table-cell>
          <table:table-cell office:value-type="float" office:value="1983.57" calcext:value-type="float">
            <text:p>1983.57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4]-[.B14]" office:value-type="float" office:value="718.44" calcext:value-type="float">
            <text:p>718.44</text:p>
          </table:table-cell>
          <table:table-cell table:formula="of:=[.K14]-[.D14]" office:value-type="float" office:value="52.4399999999998" calcext:value-type="float">
            <text:p>52.4399999999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6.11" calcext:value-type="float">
            <text:p>1506.11</text:p>
          </table:table-cell>
          <table:table-cell office:value-type="float" office:value="2191.71" calcext:value-type="float">
            <text:p>2191.71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-[.B15]" office:value-type="float" office:value="685.6" calcext:value-type="float">
            <text:p>685.6</text:p>
          </table:table-cell>
          <table:table-cell table:formula="of:=[.K15]-[.D15]" office:value-type="float" office:value="19.6000000000001" calcext:value-type="float">
            <text:p>19.6000000000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45.12" calcext:value-type="float">
            <text:p>1245.12</text:p>
          </table:table-cell>
          <table:table-cell office:value-type="float" office:value="1933.25" calcext:value-type="float">
            <text:p>1933.25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]-[.B16]" office:value-type="float" office:value="688.13" calcext:value-type="float">
            <text:p>688.13</text:p>
          </table:table-cell>
          <table:table-cell table:formula="of:=[.K16]-[.D16]" office:value-type="float" office:value="22.1300000000001" calcext:value-type="float">
            <text:p>22.13000000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2.36" calcext:value-type="float">
            <text:p>1322.36</text:p>
          </table:table-cell>
          <table:table-cell office:value-type="float" office:value="2049.3" calcext:value-type="float">
            <text:p>2049.3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-[.B17]" office:value-type="float" office:value="726.94" calcext:value-type="float">
            <text:p>726.94</text:p>
          </table:table-cell>
          <table:table-cell table:formula="of:=[.K17]-[.D17]" office:value-type="float" office:value="60.9400000000003" calcext:value-type="float">
            <text:p>60.9400000000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2.907" calcext:value-type="float">
            <text:p>862.907</text:p>
          </table:table-cell>
          <table:table-cell office:value-type="float" office:value="1569.29" calcext:value-type="float">
            <text:p>1569.29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]-[.B18]" office:value-type="float" office:value="706.383" calcext:value-type="float">
            <text:p>706.383</text:p>
          </table:table-cell>
          <table:table-cell table:formula="of:=[.K18]-[.D18]" office:value-type="float" office:value="40.3829999999999" calcext:value-type="float">
            <text:p>40.3829999999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9.696" calcext:value-type="float">
            <text:p>879.696</text:p>
          </table:table-cell>
          <table:table-cell office:value-type="float" office:value="1564.12" calcext:value-type="float">
            <text:p>1564.12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9]-[.B19]" office:value-type="float" office:value="684.424" calcext:value-type="float">
            <text:p>684.424</text:p>
          </table:table-cell>
          <table:table-cell table:formula="of:=[.K19]-[.D19]" office:value-type="float" office:value="18.4239999999999" calcext:value-type="float">
            <text:p>18.4239999999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6.09" calcext:value-type="float">
            <text:p>1366.09</text:p>
          </table:table-cell>
          <table:table-cell office:value-type="float" office:value="2063.01" calcext:value-type="float">
            <text:p>2063.01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]-[.B20]" office:value-type="float" office:value="696.92" calcext:value-type="float">
            <text:p>696.92</text:p>
          </table:table-cell>
          <table:table-cell table:formula="of:=[.K20]-[.D20]" office:value-type="float" office:value="30.9200000000003" calcext:value-type="float">
            <text:p>30.9200000000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47.97" calcext:value-type="float">
            <text:p>1747.97</text:p>
          </table:table-cell>
          <table:table-cell office:value-type="float" office:value="2365.35" calcext:value-type="float">
            <text:p>2365.35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1]-[.B21]" office:value-type="float" office:value="617.38" calcext:value-type="float">
            <text:p>617.38</text:p>
          </table:table-cell>
          <table:table-cell table:formula="of:=[.K21]-[.D21]" office:value-type="float" office:value="-48.6200000000001" calcext:value-type="float">
            <text:p>-48.620000000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1.86" calcext:value-type="float">
            <text:p>1071.86</text:p>
          </table:table-cell>
          <table:table-cell office:value-type="float" office:value="1748.78" calcext:value-type="float">
            <text:p>1748.78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]-[.B22]" office:value-type="float" office:value="676.92" calcext:value-type="float">
            <text:p>676.92</text:p>
          </table:table-cell>
          <table:table-cell table:formula="of:=[.K22]-[.D22]" office:value-type="float" office:value="10.9200000000001" calcext:value-type="float">
            <text:p>10.920000000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9.35" calcext:value-type="float">
            <text:p>1069.35</text:p>
          </table:table-cell>
          <table:table-cell office:value-type="float" office:value="1800.73" calcext:value-type="float">
            <text:p>1800.73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3]-[.B23]" office:value-type="float" office:value="731.38" calcext:value-type="float">
            <text:p>731.38</text:p>
          </table:table-cell>
          <table:table-cell table:formula="of:=[.K23]-[.D23]" office:value-type="float" office:value="65.3800000000001" calcext:value-type="float">
            <text:p>65.380000000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33.59" calcext:value-type="float">
            <text:p>1233.59</text:p>
          </table:table-cell>
          <table:table-cell office:value-type="float" office:value="1938" calcext:value-type="float">
            <text:p>1938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-[.B24]" office:value-type="float" office:value="704.41" calcext:value-type="float">
            <text:p>704.41</text:p>
          </table:table-cell>
          <table:table-cell table:formula="of:=[.K24]-[.D24]" office:value-type="float" office:value="38.4100000000001" calcext:value-type="float">
            <text:p>38.410000000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5.1" calcext:value-type="float">
            <text:p>1155.1</text:p>
          </table:table-cell>
          <table:table-cell office:value-type="float" office:value="1869.75" calcext:value-type="float">
            <text:p>1869.75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]-[.B25]" office:value-type="float" office:value="714.65" calcext:value-type="float">
            <text:p>714.65</text:p>
          </table:table-cell>
          <table:table-cell table:formula="of:=[.K25]-[.D25]" office:value-type="float" office:value="48.6500000000001" calcext:value-type="float">
            <text:p>48.65000000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7.27" calcext:value-type="float">
            <text:p>1127.27</text:p>
          </table:table-cell>
          <table:table-cell office:value-type="float" office:value="1788.42" calcext:value-type="float">
            <text:p>1788.42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]-[.B26]" office:value-type="float" office:value="661.15" calcext:value-type="float">
            <text:p>661.15</text:p>
          </table:table-cell>
          <table:table-cell table:formula="of:=[.K26]-[.D26]" office:value-type="float" office:value="-4.84999999999991" calcext:value-type="float">
            <text:p>-4.849999999999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29.51" calcext:value-type="float">
            <text:p>1629.51</text:p>
          </table:table-cell>
          <table:table-cell office:value-type="float" office:value="2302.92" calcext:value-type="float">
            <text:p>2302.92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-[.B27]" office:value-type="float" office:value="673.41" calcext:value-type="float">
            <text:p>673.41</text:p>
          </table:table-cell>
          <table:table-cell table:formula="of:=[.K27]-[.D27]" office:value-type="float" office:value="7.41000000000008" calcext:value-type="float">
            <text:p>7.41000000000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5.38" calcext:value-type="float">
            <text:p>875.38</text:p>
          </table:table-cell>
          <table:table-cell office:value-type="float" office:value="1562.53" calcext:value-type="float">
            <text:p>1562.53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-[.B28]" office:value-type="float" office:value="687.15" calcext:value-type="float">
            <text:p>687.15</text:p>
          </table:table-cell>
          <table:table-cell table:formula="of:=[.K28]-[.D28]" office:value-type="float" office:value="21.15" calcext:value-type="float">
            <text:p>21.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6.342" calcext:value-type="float">
            <text:p>986.342</text:p>
          </table:table-cell>
          <table:table-cell office:value-type="float" office:value="1644.27" calcext:value-type="float">
            <text:p>1644.27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]-[.B29]" office:value-type="float" office:value="657.928" calcext:value-type="float">
            <text:p>657.928</text:p>
          </table:table-cell>
          <table:table-cell table:formula="of:=[.K29]-[.D29]" office:value-type="float" office:value="-8.072" calcext:value-type="float">
            <text:p>-8.0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14.22" calcext:value-type="float">
            <text:p>1714.22</text:p>
          </table:table-cell>
          <table:table-cell office:value-type="float" office:value="2419.87" calcext:value-type="float">
            <text:p>2419.87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]-[.B30]" office:value-type="float" office:value="705.65" calcext:value-type="float">
            <text:p>705.65</text:p>
          </table:table-cell>
          <table:table-cell table:formula="of:=[.K30]-[.D30]" office:value-type="float" office:value="39.6499999999999" calcext:value-type="float">
            <text:p>39.6499999999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4.904" calcext:value-type="float">
            <text:p>944.904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666" calcext:value-type="float">
            <text:p>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]-[.B31]" office:value-type="float" office:value="786.146" calcext:value-type="float">
            <text:p>786.146</text:p>
          </table:table-cell>
          <table:table-cell table:formula="of:=[.K31]-[.D31]" office:value-type="float" office:value="120.146" calcext:value-type="float">
            <text:p>120.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3.591" calcext:value-type="float">
            <text:p>883.591</text:p>
          </table:table-cell>
          <table:table-cell office:value-type="float" office:value="1581.93" calcext:value-type="float">
            <text:p>1581.9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-[.B32]" office:value-type="float" office:value="698.339" calcext:value-type="float">
            <text:p>698.339</text:p>
          </table:table-cell>
          <table:table-cell table:formula="of:=[.K32]-[.D32]" office:value-type="float" office:value="32.3390000000001" calcext:value-type="float">
            <text:p>32.339000000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23.51" calcext:value-type="float">
            <text:p>1423.51</text:p>
          </table:table-cell>
          <table:table-cell office:value-type="float" office:value="2161.39" calcext:value-type="float">
            <text:p>2161.3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3]-[.B33]" office:value-type="float" office:value="737.88" calcext:value-type="float">
            <text:p>737.88</text:p>
          </table:table-cell>
          <table:table-cell table:formula="of:=[.K33]-[.D33]" office:value-type="float" office:value="71.8799999999999" calcext:value-type="float">
            <text:p>71.8799999999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6.02" calcext:value-type="float">
            <text:p>1336.02</text:p>
          </table:table-cell>
          <table:table-cell office:value-type="float" office:value="2081.52" calcext:value-type="float">
            <text:p>2081.5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-[.B34]" office:value-type="float" office:value="745.5" calcext:value-type="float">
            <text:p>745.5</text:p>
          </table:table-cell>
          <table:table-cell table:formula="of:=[.K34]-[.D34]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7.78" calcext:value-type="float">
            <text:p>1307.78</text:p>
          </table:table-cell>
          <table:table-cell office:value-type="float" office:value="2015.17" calcext:value-type="float">
            <text:p>2015.1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5]-[.B35]" office:value-type="float" office:value="707.39" calcext:value-type="float">
            <text:p>707.39</text:p>
          </table:table-cell>
          <table:table-cell table:formula="of:=[.K35]-[.D35]" office:value-type="float" office:value="41.3900000000001" calcext:value-type="float">
            <text:p>41.390000000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7.2" calcext:value-type="float">
            <text:p>1437.2</text:p>
          </table:table-cell>
          <table:table-cell office:value-type="float" office:value="2104.33" calcext:value-type="float">
            <text:p>2104.3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6]-[.B36]" office:value-type="float" office:value="667.13" calcext:value-type="float">
            <text:p>667.13</text:p>
          </table:table-cell>
          <table:table-cell table:formula="of:=[.K36]-[.D36]" office:value-type="float" office:value="1.12999999999988" calcext:value-type="float">
            <text:p>1.129999999999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18.83" calcext:value-type="float">
            <text:p>1318.83</text:p>
          </table:table-cell>
          <table:table-cell office:value-type="float" office:value="2076.4" calcext:value-type="float">
            <text:p>2076.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7]-[.B37]" office:value-type="float" office:value="757.57" calcext:value-type="float">
            <text:p>757.57</text:p>
          </table:table-cell>
          <table:table-cell table:formula="of:=[.K37]-[.D37]" office:value-type="float" office:value="91.5700000000002" calcext:value-type="float">
            <text:p>91.5700000000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37.59" calcext:value-type="float">
            <text:p>1537.59</text:p>
          </table:table-cell>
          <table:table-cell office:value-type="float" office:value="2344.97" calcext:value-type="float">
            <text:p>2344.9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8]-[.B38]" office:value-type="float" office:value="807.38" calcext:value-type="float">
            <text:p>807.38</text:p>
          </table:table-cell>
          <table:table-cell table:formula="of:=[.K38]-[.D38]" office:value-type="float" office:value="141.38" calcext:value-type="float">
            <text:p>141.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44.31" calcext:value-type="float">
            <text:p>1644.31</text:p>
          </table:table-cell>
          <table:table-cell office:value-type="float" office:value="2383.18" calcext:value-type="float">
            <text:p>2383.1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-[.B39]" office:value-type="float" office:value="738.87" calcext:value-type="float">
            <text:p>738.87</text:p>
          </table:table-cell>
          <table:table-cell table:formula="of:=[.K39]-[.D39]" office:value-type="float" office:value="72.8699999999999" calcext:value-type="float">
            <text:p>72.8699999999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82.78" calcext:value-type="float">
            <text:p>1582.78</text:p>
          </table:table-cell>
          <table:table-cell office:value-type="float" office:value="2288.97" calcext:value-type="float">
            <text:p>2288.9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0]-[.B40]" office:value-type="float" office:value="706.19" calcext:value-type="float">
            <text:p>706.19</text:p>
          </table:table-cell>
          <table:table-cell table:formula="of:=[.K40]-[.D40]" office:value-type="float" office:value="40.1899999999998" calcext:value-type="float">
            <text:p>40.18999999999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27.95" calcext:value-type="float">
            <text:p>1727.95</text:p>
          </table:table-cell>
          <table:table-cell office:value-type="float" office:value="2474.32" calcext:value-type="float">
            <text:p>2474.3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1]-[.B41]" office:value-type="float" office:value="746.37" calcext:value-type="float">
            <text:p>746.37</text:p>
          </table:table-cell>
          <table:table-cell table:formula="of:=[.K41]-[.D41]" office:value-type="float" office:value="80.3700000000001" calcext:value-type="float">
            <text:p>80.3700000000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5.56" calcext:value-type="float">
            <text:p>1045.56</text:p>
          </table:table-cell>
          <table:table-cell office:value-type="float" office:value="1789.43" calcext:value-type="float">
            <text:p>1789.4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2]-[.B42]" office:value-type="float" office:value="743.87" calcext:value-type="float">
            <text:p>743.87</text:p>
          </table:table-cell>
          <table:table-cell table:formula="of:=[.K42]-[.D42]" office:value-type="float" office:value="77.8700000000001" calcext:value-type="float">
            <text:p>77.870000000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66.78" calcext:value-type="float">
            <text:p>1366.78</text:p>
          </table:table-cell>
          <table:table-cell office:value-type="float" office:value="2112.86" calcext:value-type="float">
            <text:p>2112.8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3]-[.B43]" office:value-type="float" office:value="746.08" calcext:value-type="float">
            <text:p>746.08</text:p>
          </table:table-cell>
          <table:table-cell table:formula="of:=[.K43]-[.D43]" office:value-type="float" office:value="80.0800000000002" calcext:value-type="float">
            <text:p>80.08000000000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22.22" calcext:value-type="float">
            <text:p>1422.22</text:p>
          </table:table-cell>
          <table:table-cell office:value-type="float" office:value="2079.36" calcext:value-type="float">
            <text:p>2079.3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4]-[.B44]" office:value-type="float" office:value="657.14" calcext:value-type="float">
            <text:p>657.14</text:p>
          </table:table-cell>
          <table:table-cell table:formula="of:=[.K44]-[.D44]" office:value-type="float" office:value="-8.8599999999999" calcext:value-type="float">
            <text:p>-8.85999999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22.74" calcext:value-type="float">
            <text:p>1122.74</text:p>
          </table:table-cell>
          <table:table-cell office:value-type="float" office:value="1793.37" calcext:value-type="float">
            <text:p>1793.3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]-[.B45]" office:value-type="float" office:value="670.63" calcext:value-type="float">
            <text:p>670.63</text:p>
          </table:table-cell>
          <table:table-cell table:formula="of:=[.K45]-[.D45]" office:value-type="float" office:value="4.62999999999988" calcext:value-type="float">
            <text:p>4.629999999999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71.56" calcext:value-type="float">
            <text:p>1271.56</text:p>
          </table:table-cell>
          <table:table-cell office:value-type="float" office:value="1943.9" calcext:value-type="float">
            <text:p>1943.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6]-[.B46]" office:value-type="float" office:value="672.34" calcext:value-type="float">
            <text:p>672.34</text:p>
          </table:table-cell>
          <table:table-cell table:formula="of:=[.K46]-[.D46]" office:value-type="float" office:value="6.34000000000015" calcext:value-type="float">
            <text:p>6.34000000000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3.04" calcext:value-type="float">
            <text:p>1173.04</text:p>
          </table:table-cell>
          <table:table-cell office:value-type="float" office:value="1838.91" calcext:value-type="float">
            <text:p>1838.91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7]-[.B47]" office:value-type="float" office:value="665.87" calcext:value-type="float">
            <text:p>665.87</text:p>
          </table:table-cell>
          <table:table-cell table:formula="of:=[.K47]-[.D47]" office:value-type="float" office:value="-0.129999999999882" calcext:value-type="float">
            <text:p>-0.1299999999998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4.545" calcext:value-type="float">
            <text:p>964.545</text:p>
          </table:table-cell>
          <table:table-cell office:value-type="float" office:value="1624.93" calcext:value-type="float">
            <text:p>1624.9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8]-[.B48]" office:value-type="float" office:value="660.385" calcext:value-type="float">
            <text:p>660.385</text:p>
          </table:table-cell>
          <table:table-cell table:formula="of:=[.K48]-[.D48]" office:value-type="float" office:value="-5.6149999999999" calcext:value-type="float">
            <text:p>-5.61499999999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03.06" calcext:value-type="float">
            <text:p>1303.06</text:p>
          </table:table-cell>
          <table:table-cell office:value-type="float" office:value="2016.29" calcext:value-type="float">
            <text:p>2016.2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9]-[.B49]" office:value-type="float" office:value="713.23" calcext:value-type="float">
            <text:p>713.23</text:p>
          </table:table-cell>
          <table:table-cell table:formula="of:=[.K49]-[.D49]" office:value-type="float" office:value="47.23" calcext:value-type="float">
            <text:p>47.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4.8" calcext:value-type="float">
            <text:p>1444.8</text:p>
          </table:table-cell>
          <table:table-cell office:value-type="float" office:value="2169.9" calcext:value-type="float">
            <text:p>2169.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0]-[.B50]" office:value-type="float" office:value="725.1" calcext:value-type="float">
            <text:p>725.1</text:p>
          </table:table-cell>
          <table:table-cell table:formula="of:=[.K50]-[.D50]" office:value-type="float" office:value="59.1000000000001" calcext:value-type="float">
            <text:p>59.1000000000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8.86" calcext:value-type="float">
            <text:p>1418.86</text:p>
          </table:table-cell>
          <table:table-cell office:value-type="float" office:value="2129.48" calcext:value-type="float">
            <text:p>2129.4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1]-[.B51]" office:value-type="float" office:value="710.62" calcext:value-type="float">
            <text:p>710.62</text:p>
          </table:table-cell>
          <table:table-cell table:formula="of:=[.K51]-[.D51]" office:value-type="float" office:value="44.6200000000001" calcext:value-type="float">
            <text:p>44.6200000000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7.63" calcext:value-type="float">
            <text:p>1657.63</text:p>
          </table:table-cell>
          <table:table-cell office:value-type="float" office:value="2354" calcext:value-type="float">
            <text:p>2354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2]-[.B52]" office:value-type="float" office:value="696.37" calcext:value-type="float">
            <text:p>696.37</text:p>
          </table:table-cell>
          <table:table-cell table:formula="of:=[.K52]-[.D52]" office:value-type="float" office:value="30.3699999999999" calcext:value-type="float">
            <text:p>30.36999999999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34.16" calcext:value-type="float">
            <text:p>1734.16</text:p>
          </table:table-cell>
          <table:table-cell office:value-type="float" office:value="2420.03" calcext:value-type="float">
            <text:p>2420.0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3]-[.B53]" office:value-type="float" office:value="685.87" calcext:value-type="float">
            <text:p>685.87</text:p>
          </table:table-cell>
          <table:table-cell table:formula="of:=[.K53]-[.D53]" office:value-type="float" office:value="19.8700000000001" calcext:value-type="float">
            <text:p>19.8700000000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62.49" calcext:value-type="float">
            <text:p>1262.49</text:p>
          </table:table-cell>
          <table:table-cell office:value-type="float" office:value="2009.59" calcext:value-type="float">
            <text:p>2009.5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4]-[.B54]" office:value-type="float" office:value="747.1" calcext:value-type="float">
            <text:p>747.1</text:p>
          </table:table-cell>
          <table:table-cell table:formula="of:=[.K54]-[.D54]" office:value-type="float" office:value="81.0999999999999" calcext:value-type="float">
            <text:p>81.09999999999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3.77" calcext:value-type="float">
            <text:p>1233.77</text:p>
          </table:table-cell>
          <table:table-cell office:value-type="float" office:value="1928.87" calcext:value-type="float">
            <text:p>1928.87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5]-[.B55]" office:value-type="float" office:value="695.1" calcext:value-type="float">
            <text:p>695.1</text:p>
          </table:table-cell>
          <table:table-cell table:formula="of:=[.K55]-[.D55]" office:value-type="float" office:value="29.0999999999999" calcext:value-type="float">
            <text:p>29.09999999999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53.74" calcext:value-type="float">
            <text:p>1353.74</text:p>
          </table:table-cell>
          <table:table-cell office:value-type="float" office:value="2044.36" calcext:value-type="float">
            <text:p>2044.3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6]-[.B56]" office:value-type="float" office:value="690.62" calcext:value-type="float">
            <text:p>690.62</text:p>
          </table:table-cell>
          <table:table-cell table:formula="of:=[.K56]-[.D56]" office:value-type="float" office:value="24.6199999999999" calcext:value-type="float">
            <text:p>24.6199999999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5.75" calcext:value-type="float">
            <text:p>1185.75</text:p>
          </table:table-cell>
          <table:table-cell office:value-type="float" office:value="1908.68" calcext:value-type="float">
            <text:p>1908.6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7]-[.B57]" office:value-type="float" office:value="722.93" calcext:value-type="float">
            <text:p>722.93</text:p>
          </table:table-cell>
          <table:table-cell table:formula="of:=[.K57]-[.D57]" office:value-type="float" office:value="56.9300000000001" calcext:value-type="float">
            <text:p>56.930000000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08.62" calcext:value-type="float">
            <text:p>1208.62</text:p>
          </table:table-cell>
          <table:table-cell office:value-type="float" office:value="1843.83" calcext:value-type="float">
            <text:p>1843.8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8]-[.B58]" office:value-type="float" office:value="635.21" calcext:value-type="float">
            <text:p>635.21</text:p>
          </table:table-cell>
          <table:table-cell table:formula="of:=[.K58]-[.D58]" office:value-type="float" office:value="-30.79" calcext:value-type="float">
            <text:p>-30.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29.23" calcext:value-type="float">
            <text:p>1329.23</text:p>
          </table:table-cell>
          <table:table-cell office:value-type="float" office:value="2027.23" calcext:value-type="float">
            <text:p>2027.23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9]-[.B59]" office:value-type="float" office:value="698" calcext:value-type="float">
            <text:p>698</text:p>
          </table:table-cell>
          <table:table-cell table:formula="of:=[.K59]-[.D5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77.21" calcext:value-type="float">
            <text:p>1477.21</text:p>
          </table:table-cell>
          <table:table-cell office:value-type="float" office:value="2275.55" calcext:value-type="float">
            <text:p>2275.55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0]-[.B60]" office:value-type="float" office:value="798.34" calcext:value-type="float">
            <text:p>798.34</text:p>
          </table:table-cell>
          <table:table-cell table:formula="of:=[.K60]-[.D60]" office:value-type="float" office:value="132.34" calcext:value-type="float">
            <text:p>132.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95.44" calcext:value-type="float">
            <text:p>1395.44</text:p>
          </table:table-cell>
          <table:table-cell office:value-type="float" office:value="2091.56" calcext:value-type="float">
            <text:p>2091.5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1]-[.B61]" office:value-type="float" office:value="696.12" calcext:value-type="float">
            <text:p>696.12</text:p>
          </table:table-cell>
          <table:table-cell table:formula="of:=[.K61]-[.D61]" office:value-type="float" office:value="30.1199999999999" calcext:value-type="float">
            <text:p>30.11999999999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3.04" calcext:value-type="float">
            <text:p>1053.04</text:p>
          </table:table-cell>
          <table:table-cell office:value-type="float" office:value="1693.42" calcext:value-type="float">
            <text:p>1693.4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2]-[.B62]" office:value-type="float" office:value="640.38" calcext:value-type="float">
            <text:p>640.38</text:p>
          </table:table-cell>
          <table:table-cell table:formula="of:=[.K62]-[.D62]" office:value-type="float" office:value="-25.6199999999999" calcext:value-type="float">
            <text:p>-25.61999999999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5.46" calcext:value-type="float">
            <text:p>1435.46</text:p>
          </table:table-cell>
          <table:table-cell office:value-type="float" office:value="2121.38" calcext:value-type="float">
            <text:p>2121.3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-[.B63]" office:value-type="float" office:value="685.92" calcext:value-type="float">
            <text:p>685.92</text:p>
          </table:table-cell>
          <table:table-cell table:formula="of:=[.K63]-[.D63]" office:value-type="float" office:value="19.9200000000001" calcext:value-type="float">
            <text:p>19.920000000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47.22" calcext:value-type="float">
            <text:p>1147.22</text:p>
          </table:table-cell>
          <table:table-cell office:value-type="float" office:value="1806.19" calcext:value-type="float">
            <text:p>1806.1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]-[.B64]" office:value-type="float" office:value="658.97" calcext:value-type="float">
            <text:p>658.97</text:p>
          </table:table-cell>
          <table:table-cell table:formula="of:=[.K64]-[.D64]" office:value-type="float" office:value="-7.02999999999997" calcext:value-type="float">
            <text:p>-7.029999999999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5.79" calcext:value-type="float">
            <text:p>1075.79</text:p>
          </table:table-cell>
          <table:table-cell office:value-type="float" office:value="1764.27" calcext:value-type="float">
            <text:p>1764.2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]-[.B65]" office:value-type="float" office:value="688.48" calcext:value-type="float">
            <text:p>688.48</text:p>
          </table:table-cell>
          <table:table-cell table:formula="of:=[.K65]-[.D65]"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7.99" calcext:value-type="float">
            <text:p>1017.99</text:p>
          </table:table-cell>
          <table:table-cell office:value-type="float" office:value="1661.63" calcext:value-type="float">
            <text:p>1661.6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]-[.B66]" office:value-type="float" office:value="643.64" calcext:value-type="float">
            <text:p>643.64</text:p>
          </table:table-cell>
          <table:table-cell table:formula="of:=[.K66]-[.D66]" office:value-type="float" office:value="-22.3599999999999" calcext:value-type="float">
            <text:p>-22.35999999999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.96" calcext:value-type="float">
            <text:p>1442.96</text:p>
          </table:table-cell>
          <table:table-cell office:value-type="float" office:value="2144.87" calcext:value-type="float">
            <text:p>2144.8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B67]" office:value-type="float" office:value="701.91" calcext:value-type="float">
            <text:p>701.91</text:p>
          </table:table-cell>
          <table:table-cell table:formula="of:=[.K67]-[.D67]" office:value-type="float" office:value="35.9099999999999" calcext:value-type="float">
            <text:p>35.90999999999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93.83" calcext:value-type="float">
            <text:p>1193.83</text:p>
          </table:table-cell>
          <table:table-cell office:value-type="float" office:value="1915.7" calcext:value-type="float">
            <text:p>1915.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]-[.B68]" office:value-type="float" office:value="721.87" calcext:value-type="float">
            <text:p>721.87</text:p>
          </table:table-cell>
          <table:table-cell table:formula="of:=[.K68]-[.D68]" office:value-type="float" office:value="55.8700000000001" calcext:value-type="float">
            <text:p>55.8700000000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98.12" calcext:value-type="float">
            <text:p>1198.12</text:p>
          </table:table-cell>
          <table:table-cell office:value-type="float" office:value="1858.8" calcext:value-type="float">
            <text:p>1858.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]-[.B69]" office:value-type="float" office:value="660.68" calcext:value-type="float">
            <text:p>660.68</text:p>
          </table:table-cell>
          <table:table-cell table:formula="of:=[.K69]-[.D69]" office:value-type="float" office:value="-5.31999999999994" calcext:value-type="float">
            <text:p>-5.319999999999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01.73" calcext:value-type="float">
            <text:p>1301.73</text:p>
          </table:table-cell>
          <table:table-cell office:value-type="float" office:value="1999.84" calcext:value-type="float">
            <text:p>1999.8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-[.B70]" office:value-type="float" office:value="698.11" calcext:value-type="float">
            <text:p>698.11</text:p>
          </table:table-cell>
          <table:table-cell table:formula="of:=[.K70]-[.D70]" office:value-type="float" office:value="32.1099999999999" calcext:value-type="float">
            <text:p>32.10999999999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5.09" calcext:value-type="float">
            <text:p>815.09</text:p>
          </table:table-cell>
          <table:table-cell office:value-type="float" office:value="1476.43" calcext:value-type="float">
            <text:p>1476.4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1]-[.B71]" office:value-type="float" office:value="661.34" calcext:value-type="float">
            <text:p>661.34</text:p>
          </table:table-cell>
          <table:table-cell table:formula="of:=[.K71]-[.D71]" office:value-type="float" office:value="-4.65999999999997" calcext:value-type="float">
            <text:p>-4.659999999999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7.96" calcext:value-type="float">
            <text:p>1397.96</text:p>
          </table:table-cell>
          <table:table-cell office:value-type="float" office:value="2044.08" calcext:value-type="float">
            <text:p>2044.0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2]-[.B72]" office:value-type="float" office:value="646.12" calcext:value-type="float">
            <text:p>646.12</text:p>
          </table:table-cell>
          <table:table-cell table:formula="of:=[.K72]-[.D72]" office:value-type="float" office:value="-19.8800000000001" calcext:value-type="float">
            <text:p>-19.880000000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5.96" calcext:value-type="float">
            <text:p>1015.96</text:p>
          </table:table-cell>
          <table:table-cell office:value-type="float" office:value="1629.61" calcext:value-type="float">
            <text:p>1629.6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3]-[.B73]" office:value-type="float" office:value="613.65" calcext:value-type="float">
            <text:p>613.65</text:p>
          </table:table-cell>
          <table:table-cell table:formula="of:=[.K73]-[.D73]" office:value-type="float" office:value="-52.3500000000001" calcext:value-type="float">
            <text:p>-52.350000000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81.05" calcext:value-type="float">
            <text:p>1181.05</text:p>
          </table:table-cell>
          <table:table-cell office:value-type="float" office:value="1859.88" calcext:value-type="float">
            <text:p>1859.8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4]-[.B74]" office:value-type="float" office:value="678.83" calcext:value-type="float">
            <text:p>678.83</text:p>
          </table:table-cell>
          <table:table-cell table:formula="of:=[.K74]-[.D74]" office:value-type="float" office:value="12.8300000000002" calcext:value-type="float">
            <text:p>12.83000000000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43.73" calcext:value-type="float">
            <text:p>1343.73</text:p>
          </table:table-cell>
          <table:table-cell office:value-type="float" office:value="1981.85" calcext:value-type="float">
            <text:p>1981.8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5]-[.B75]" office:value-type="float" office:value="638.12" calcext:value-type="float">
            <text:p>638.12</text:p>
          </table:table-cell>
          <table:table-cell table:formula="of:=[.K75]-[.D75]" office:value-type="float" office:value="-27.8800000000001" calcext:value-type="float">
            <text:p>-27.8800000000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25.57" calcext:value-type="float">
            <text:p>1225.57</text:p>
          </table:table-cell>
          <table:table-cell office:value-type="float" office:value="1893.61" calcext:value-type="float">
            <text:p>1893.6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6]-[.B76]" office:value-type="float" office:value="668.04" calcext:value-type="float">
            <text:p>668.04</text:p>
          </table:table-cell>
          <table:table-cell table:formula="of:=[.K76]-[.D76]" office:value-type="float" office:value="2.03999999999996" calcext:value-type="float">
            <text:p>2.039999999999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16.154" calcext:value-type="float">
            <text:p>816.154</text:p>
          </table:table-cell>
          <table:table-cell office:value-type="float" office:value="1505.99" calcext:value-type="float">
            <text:p>1505.9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7]-[.B77]" office:value-type="float" office:value="689.836" calcext:value-type="float">
            <text:p>689.836</text:p>
          </table:table-cell>
          <table:table-cell table:formula="of:=[.K77]-[.D77]" office:value-type="float" office:value="23.836" calcext:value-type="float">
            <text:p>23.8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25.5" calcext:value-type="float">
            <text:p>1325.5</text:p>
          </table:table-cell>
          <table:table-cell office:value-type="float" office:value="2056.34" calcext:value-type="float">
            <text:p>2056.3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8]-[.B78]" office:value-type="float" office:value="730.84" calcext:value-type="float">
            <text:p>730.84</text:p>
          </table:table-cell>
          <table:table-cell table:formula="of:=[.K78]-[.D78]" office:value-type="float" office:value="64.8400000000001" calcext:value-type="float">
            <text:p>64.840000000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84.52" calcext:value-type="float">
            <text:p>1084.52</text:p>
          </table:table-cell>
          <table:table-cell office:value-type="float" office:value="1826.62" calcext:value-type="float">
            <text:p>1826.62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742.1" calcext:value-type="float">
            <text:p>742.1</text:p>
          </table:table-cell>
          <table:table-cell table:formula="of:=[.K79]-[.D79]" office:value-type="float" office:value="76.0999999999999" calcext:value-type="float">
            <text:p>76.09999999999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74.78" calcext:value-type="float">
            <text:p>1074.78</text:p>
          </table:table-cell>
          <table:table-cell office:value-type="float" office:value="1717.4" calcext:value-type="float">
            <text:p>1717.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0]-[.B80]" office:value-type="float" office:value="642.62" calcext:value-type="float">
            <text:p>642.62</text:p>
          </table:table-cell>
          <table:table-cell table:formula="of:=[.K80]-[.D80]" office:value-type="float" office:value="-23.3799999999999" calcext:value-type="float">
            <text:p>-23.37999999999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98.8" calcext:value-type="float">
            <text:p>1698.8</text:p>
          </table:table-cell>
          <table:table-cell office:value-type="float" office:value="2314.67" calcext:value-type="float">
            <text:p>2314.67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1]-[.B81]" office:value-type="float" office:value="615.87" calcext:value-type="float">
            <text:p>615.87</text:p>
          </table:table-cell>
          <table:table-cell table:formula="of:=[.K81]-[.D81]" office:value-type="float" office:value="-50.1299999999999" calcext:value-type="float">
            <text:p>-50.12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4.27" calcext:value-type="float">
            <text:p>1114.27</text:p>
          </table:table-cell>
          <table:table-cell office:value-type="float" office:value="1751.91" calcext:value-type="float">
            <text:p>1751.9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]-[.B82]" office:value-type="float" office:value="637.64" calcext:value-type="float">
            <text:p>637.64</text:p>
          </table:table-cell>
          <table:table-cell table:formula="of:=[.K82]-[.D82]" office:value-type="float" office:value="-28.3599999999999" calcext:value-type="float">
            <text:p>-28.35999999999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30.77" calcext:value-type="float">
            <text:p>1130.77</text:p>
          </table:table-cell>
          <table:table-cell office:value-type="float" office:value="1811.38" calcext:value-type="float">
            <text:p>1811.3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]-[.B83]" office:value-type="float" office:value="680.61" calcext:value-type="float">
            <text:p>680.61</text:p>
          </table:table-cell>
          <table:table-cell table:formula="of:=[.K83]-[.D83]" office:value-type="float" office:value="14.6100000000001" calcext:value-type="float">
            <text:p>14.610000000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37.27" calcext:value-type="float">
            <text:p>1137.27</text:p>
          </table:table-cell>
          <table:table-cell office:value-type="float" office:value="1800.63" calcext:value-type="float">
            <text:p>1800.6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4]-[.B84]" office:value-type="float" office:value="663.36" calcext:value-type="float">
            <text:p>663.36</text:p>
          </table:table-cell>
          <table:table-cell table:formula="of:=[.K84]-[.D84]" office:value-type="float" office:value="-2.63999999999987" calcext:value-type="float">
            <text:p>-2.639999999999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78.01" calcext:value-type="float">
            <text:p>1078.01</text:p>
          </table:table-cell>
          <table:table-cell office:value-type="float" office:value="1798.35" calcext:value-type="float">
            <text:p>1798.3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]-[.B85]" office:value-type="float" office:value="720.34" calcext:value-type="float">
            <text:p>720.34</text:p>
          </table:table-cell>
          <table:table-cell table:formula="of:=[.K85]-[.D85]" office:value-type="float" office:value="54.3399999999999" calcext:value-type="float">
            <text:p>54.33999999999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8.573" calcext:value-type="float">
            <text:p>848.573</text:p>
          </table:table-cell>
          <table:table-cell office:value-type="float" office:value="1637.9" calcext:value-type="float">
            <text:p>1637.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6]-[.B86]" office:value-type="float" office:value="789.327" calcext:value-type="float">
            <text:p>789.327</text:p>
          </table:table-cell>
          <table:table-cell table:formula="of:=[.K86]-[.D86]" office:value-type="float" office:value="123.327" calcext:value-type="float">
            <text:p>123.3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4.93" calcext:value-type="float">
            <text:p>1284.93</text:p>
          </table:table-cell>
          <table:table-cell office:value-type="float" office:value="1929.85" calcext:value-type="float">
            <text:p>1929.8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]-[.B87]" office:value-type="float" office:value="644.92" calcext:value-type="float">
            <text:p>644.92</text:p>
          </table:table-cell>
          <table:table-cell table:formula="of:=[.K87]-[.D87]" office:value-type="float" office:value="-21.0800000000002" calcext:value-type="float">
            <text:p>-21.08000000000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72.49" calcext:value-type="float">
            <text:p>1572.49</text:p>
          </table:table-cell>
          <table:table-cell office:value-type="float" office:value="2250.4" calcext:value-type="float">
            <text:p>2250.4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]-[.B88]" office:value-type="float" office:value="677.91" calcext:value-type="float">
            <text:p>677.91</text:p>
          </table:table-cell>
          <table:table-cell table:formula="of:=[.K88]-[.D88]" office:value-type="float" office:value="11.9100000000001" calcext:value-type="float">
            <text:p>11.91000000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24.88" calcext:value-type="float">
            <text:p>1724.88</text:p>
          </table:table-cell>
          <table:table-cell office:value-type="float" office:value="2443.25" calcext:value-type="float">
            <text:p>2443.2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B89]" office:value-type="float" office:value="718.37" calcext:value-type="float">
            <text:p>718.37</text:p>
          </table:table-cell>
          <table:table-cell table:formula="of:=[.K89]-[.D89]" office:value-type="float" office:value="52.3699999999999" calcext:value-type="float">
            <text:p>52.36999999999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54.32" calcext:value-type="float">
            <text:p>1554.32</text:p>
          </table:table-cell>
          <table:table-cell office:value-type="float" office:value="2221.19" calcext:value-type="float">
            <text:p>2221.19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0]-[.B90]" office:value-type="float" office:value="666.87" calcext:value-type="float">
            <text:p>666.87</text:p>
          </table:table-cell>
          <table:table-cell table:formula="of:=[.K90]-[.D90]" office:value-type="float" office:value="0.870000000000118" calcext:value-type="float">
            <text:p>0.870000000000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56.96" calcext:value-type="float">
            <text:p>1356.96</text:p>
          </table:table-cell>
          <table:table-cell office:value-type="float" office:value="2065.31" calcext:value-type="float">
            <text:p>2065.31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1]-[.B91]" office:value-type="float" office:value="708.35" calcext:value-type="float">
            <text:p>708.35</text:p>
          </table:table-cell>
          <table:table-cell table:formula="of:=[.K91]-[.D91]" office:value-type="float" office:value="42.3499999999999" calcext:value-type="float">
            <text:p>42.34999999999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5.556" calcext:value-type="float">
            <text:p>875.556</text:p>
          </table:table-cell>
          <table:table-cell office:value-type="float" office:value="1262.97" calcext:value-type="float">
            <text:p>1262.9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2]-[.B92]" office:value-type="float" office:value="387.414" calcext:value-type="float">
            <text:p>387.414</text:p>
          </table:table-cell>
          <table:table-cell table:formula="of:=[.K92]-[.D92]" office:value-type="float" office:value="54.414" calcext:value-type="float">
            <text:p>54.4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78.566" calcext:value-type="float">
            <text:p>878.566</text:p>
          </table:table-cell>
          <table:table-cell office:value-type="float" office:value="1334.72" calcext:value-type="float">
            <text:p>1334.7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3]-[.B93]" office:value-type="float" office:value="456.154" calcext:value-type="float">
            <text:p>456.154</text:p>
          </table:table-cell>
          <table:table-cell table:formula="of:=[.K93]-[.D93]" office:value-type="float" office:value="123.154" calcext:value-type="float">
            <text:p>123.1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6.828" calcext:value-type="float">
            <text:p>906.828</text:p>
          </table:table-cell>
          <table:table-cell office:value-type="float" office:value="1332.74" calcext:value-type="float">
            <text:p>1332.7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4]-[.B94]" office:value-type="float" office:value="425.912" calcext:value-type="float">
            <text:p>425.912</text:p>
          </table:table-cell>
          <table:table-cell table:formula="of:=[.K94]-[.D94]" office:value-type="float" office:value="92.912" calcext:value-type="float">
            <text:p>92.9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4.02" calcext:value-type="float">
            <text:p>1084.02</text:p>
          </table:table-cell>
          <table:table-cell office:value-type="float" office:value="1511.69" calcext:value-type="float">
            <text:p>1511.6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5]-[.B95]" office:value-type="float" office:value="427.67" calcext:value-type="float">
            <text:p>427.67</text:p>
          </table:table-cell>
          <table:table-cell table:formula="of:=[.K95]-[.D95]" office:value-type="float" office:value="94.6700000000001" calcext:value-type="float">
            <text:p>94.6700000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8.088" calcext:value-type="float">
            <text:p>778.088</text:p>
          </table:table-cell>
          <table:table-cell office:value-type="float" office:value="1148.27" calcext:value-type="float">
            <text:p>1148.2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6]-[.B96]" office:value-type="float" office:value="370.182" calcext:value-type="float">
            <text:p>370.182</text:p>
          </table:table-cell>
          <table:table-cell table:formula="of:=[.K96]-[.D96]" office:value-type="float" office:value="37.182" calcext:value-type="float">
            <text:p>37.1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25.313" calcext:value-type="float">
            <text:p>925.313</text:p>
          </table:table-cell>
          <table:table-cell office:value-type="float" office:value="1318.03" calcext:value-type="float">
            <text:p>1318.0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7]-[.B97]" office:value-type="float" office:value="392.717" calcext:value-type="float">
            <text:p>392.717</text:p>
          </table:table-cell>
          <table:table-cell table:formula="of:=[.K97]-[.D97]" office:value-type="float" office:value="59.717" calcext:value-type="float">
            <text:p>59.7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1.426" calcext:value-type="float">
            <text:p>671.426</text:p>
          </table:table-cell>
          <table:table-cell office:value-type="float" office:value="1116.84" calcext:value-type="float">
            <text:p>1116.8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8]-[.B98]" office:value-type="float" office:value="445.414" calcext:value-type="float">
            <text:p>445.414</text:p>
          </table:table-cell>
          <table:table-cell table:formula="of:=[.K98]-[.D98]" office:value-type="float" office:value="112.414" calcext:value-type="float">
            <text:p>112.4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43.843" calcext:value-type="float">
            <text:p>743.843</text:p>
          </table:table-cell>
          <table:table-cell office:value-type="float" office:value="1146.52" calcext:value-type="float">
            <text:p>1146.5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9]-[.B99]" office:value-type="float" office:value="402.677" calcext:value-type="float">
            <text:p>402.677</text:p>
          </table:table-cell>
          <table:table-cell table:formula="of:=[.K99]-[.D99]" office:value-type="float" office:value="69.677" calcext:value-type="float">
            <text:p>69.6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87.107" calcext:value-type="float">
            <text:p>687.107</text:p>
          </table:table-cell>
          <table:table-cell office:value-type="float" office:value="1058.29" calcext:value-type="float">
            <text:p>1058.2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0]-[.B100]" office:value-type="float" office:value="371.183" calcext:value-type="float">
            <text:p>371.183</text:p>
          </table:table-cell>
          <table:table-cell table:formula="of:=[.K100]-[.D100]" office:value-type="float" office:value="38.183" calcext:value-type="float">
            <text:p>38.1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3.562" calcext:value-type="float">
            <text:p>923.562</text:p>
          </table:table-cell>
          <table:table-cell office:value-type="float" office:value="1296.48" calcext:value-type="float">
            <text:p>1296.4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1]-[.B101]" office:value-type="float" office:value="372.918" calcext:value-type="float">
            <text:p>372.918</text:p>
          </table:table-cell>
          <table:table-cell table:formula="of:=[.K101]-[.D101]" office:value-type="float" office:value="39.918" calcext:value-type="float">
            <text:p>39.9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6.8" calcext:value-type="float">
            <text:p>1256.8</text:p>
          </table:table-cell>
          <table:table-cell office:value-type="float" office:value="1640.41" calcext:value-type="float">
            <text:p>1640.4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]-[.B102]" office:value-type="float" office:value="383.61" calcext:value-type="float">
            <text:p>383.61</text:p>
          </table:table-cell>
          <table:table-cell table:formula="of:=[.K102]-[.D102]" office:value-type="float" office:value="50.6100000000001" calcext:value-type="float">
            <text:p>50.610000000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20.542" calcext:value-type="float">
            <text:p>920.542</text:p>
          </table:table-cell>
          <table:table-cell office:value-type="float" office:value="1307.7" calcext:value-type="float">
            <text:p>1307.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]-[.B103]" office:value-type="float" office:value="387.158" calcext:value-type="float">
            <text:p>387.158</text:p>
          </table:table-cell>
          <table:table-cell table:formula="of:=[.K103]-[.D103]" office:value-type="float" office:value="54.158" calcext:value-type="float">
            <text:p>54.1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79.77" calcext:value-type="float">
            <text:p>1079.77</text:p>
          </table:table-cell>
          <table:table-cell office:value-type="float" office:value="1481.94" calcext:value-type="float">
            <text:p>1481.9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]-[.B104]" office:value-type="float" office:value="402.17" calcext:value-type="float">
            <text:p>402.17</text:p>
          </table:table-cell>
          <table:table-cell table:formula="of:=[.K104]-[.D104]" office:value-type="float" office:value="69.1700000000001" calcext:value-type="float">
            <text:p>69.1700000000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7.355" calcext:value-type="float">
            <text:p>597.355</text:p>
          </table:table-cell>
          <table:table-cell office:value-type="float" office:value="913.286" calcext:value-type="float">
            <text:p>913.28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]-[.B105]" office:value-type="float" office:value="315.931" calcext:value-type="float">
            <text:p>315.931</text:p>
          </table:table-cell>
          <table:table-cell table:formula="of:=[.K105]-[.D105]" office:value-type="float" office:value="-17.0690000000001" calcext:value-type="float">
            <text:p>-17.0690000000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0.363" calcext:value-type="float">
            <text:p>630.363</text:p>
          </table:table-cell>
          <table:table-cell office:value-type="float" office:value="980.791" calcext:value-type="float">
            <text:p>980.79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]-[.B106]" office:value-type="float" office:value="350.428" calcext:value-type="float">
            <text:p>350.428</text:p>
          </table:table-cell>
          <table:table-cell table:formula="of:=[.K106]-[.D106]" office:value-type="float" office:value="17.428" calcext:value-type="float">
            <text:p>17.4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5.125" calcext:value-type="float">
            <text:p>805.125</text:p>
          </table:table-cell>
          <table:table-cell office:value-type="float" office:value="1141.75" calcext:value-type="float">
            <text:p>1141.7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]-[.B107]" office:value-type="float" office:value="336.625" calcext:value-type="float">
            <text:p>336.625</text:p>
          </table:table-cell>
          <table:table-cell table:formula="of:=[.K107]-[.D107]"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2.435" calcext:value-type="float">
            <text:p>822.435</text:p>
          </table:table-cell>
          <table:table-cell office:value-type="float" office:value="1183.96" calcext:value-type="float">
            <text:p>1183.9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]-[.B108]" office:value-type="float" office:value="361.525" calcext:value-type="float">
            <text:p>361.525</text:p>
          </table:table-cell>
          <table:table-cell table:formula="of:=[.K108]-[.D108]" office:value-type="float" office:value="28.5250000000001" calcext:value-type="float">
            <text:p>28.525000000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57.508" calcext:value-type="float">
            <text:p>457.508</text:p>
          </table:table-cell>
          <table:table-cell office:value-type="float" office:value="849.293" calcext:value-type="float">
            <text:p>849.29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]-[.B109]" office:value-type="float" office:value="391.785" calcext:value-type="float">
            <text:p>391.785</text:p>
          </table:table-cell>
          <table:table-cell table:formula="of:=[.K109]-[.D109]" office:value-type="float" office:value="58.785" calcext:value-type="float">
            <text:p>58.7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1.3" calcext:value-type="float">
            <text:p>1091.3</text:p>
          </table:table-cell>
          <table:table-cell office:value-type="float" office:value="1434.07" calcext:value-type="float">
            <text:p>1434.0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]-[.B110]" office:value-type="float" office:value="342.77" calcext:value-type="float">
            <text:p>342.77</text:p>
          </table:table-cell>
          <table:table-cell table:formula="of:=[.K110]-[.D110]" office:value-type="float" office:value="9.76999999999998" calcext:value-type="float">
            <text:p>9.769999999999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57.29" calcext:value-type="float">
            <text:p>1057.29</text:p>
          </table:table-cell>
          <table:table-cell office:value-type="float" office:value="1451.31" calcext:value-type="float">
            <text:p>1451.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]-[.B111]" office:value-type="float" office:value="394.02" calcext:value-type="float">
            <text:p>394.02</text:p>
          </table:table-cell>
          <table:table-cell table:formula="of:=[.K111]-[.D111]" office:value-type="float" office:value="61.02" calcext:value-type="float">
            <text:p>61.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2.103" calcext:value-type="float">
            <text:p>982.103</text:p>
          </table:table-cell>
          <table:table-cell office:value-type="float" office:value="1349.27" calcext:value-type="float">
            <text:p>1349.2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2]-[.B112]" office:value-type="float" office:value="367.167" calcext:value-type="float">
            <text:p>367.167</text:p>
          </table:table-cell>
          <table:table-cell table:formula="of:=[.K112]-[.D112]" office:value-type="float" office:value="34.167" calcext:value-type="float">
            <text:p>34.1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64.79" calcext:value-type="float">
            <text:p>1464.79</text:p>
          </table:table-cell>
          <table:table-cell office:value-type="float" office:value="1842.55" calcext:value-type="float">
            <text:p>1842.5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3]-[.B113]" office:value-type="float" office:value="377.76" calcext:value-type="float">
            <text:p>377.76</text:p>
          </table:table-cell>
          <table:table-cell table:formula="of:=[.K113]-[.D113]" office:value-type="float" office:value="44.76" calcext:value-type="float">
            <text:p>44.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9.423" calcext:value-type="float">
            <text:p>859.423</text:p>
          </table:table-cell>
          <table:table-cell office:value-type="float" office:value="1199.93" calcext:value-type="float">
            <text:p>1199.9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4]-[.B114]" office:value-type="float" office:value="340.507" calcext:value-type="float">
            <text:p>340.507</text:p>
          </table:table-cell>
          <table:table-cell table:formula="of:=[.K114]-[.D114]" office:value-type="float" office:value="7.50700000000006" calcext:value-type="float">
            <text:p>7.507000000000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87.217" calcext:value-type="float">
            <text:p>887.217</text:p>
          </table:table-cell>
          <table:table-cell office:value-type="float" office:value="1256.72" calcext:value-type="float">
            <text:p>1256.7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5]-[.B115]" office:value-type="float" office:value="369.503" calcext:value-type="float">
            <text:p>369.503</text:p>
          </table:table-cell>
          <table:table-cell table:formula="of:=[.K115]-[.D115]" office:value-type="float" office:value="36.503" calcext:value-type="float">
            <text:p>36.5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83.511" calcext:value-type="float">
            <text:p>983.511</text:p>
          </table:table-cell>
          <table:table-cell office:value-type="float" office:value="1339.08" calcext:value-type="float">
            <text:p>1339.0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6]-[.B116]" office:value-type="float" office:value="355.569" calcext:value-type="float">
            <text:p>355.569</text:p>
          </table:table-cell>
          <table:table-cell table:formula="of:=[.K116]-[.D116]" office:value-type="float" office:value="22.569" calcext:value-type="float">
            <text:p>22.5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03.945" calcext:value-type="float">
            <text:p>903.945</text:p>
          </table:table-cell>
          <table:table-cell office:value-type="float" office:value="1223.95" calcext:value-type="float">
            <text:p>1223.9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7]-[.B117]" office:value-type="float" office:value="320.005" calcext:value-type="float">
            <text:p>320.005</text:p>
          </table:table-cell>
          <table:table-cell table:formula="of:=[.K117]-[.D117]" office:value-type="float" office:value="-12.995" calcext:value-type="float">
            <text:p>-12.99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86.236" calcext:value-type="float">
            <text:p>986.236</text:p>
          </table:table-cell>
          <table:table-cell office:value-type="float" office:value="1362.2" calcext:value-type="float">
            <text:p>1362.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8]-[.B118]" office:value-type="float" office:value="375.964" calcext:value-type="float">
            <text:p>375.964</text:p>
          </table:table-cell>
          <table:table-cell table:formula="of:=[.K118]-[.D118]" office:value-type="float" office:value="42.9640000000001" calcext:value-type="float">
            <text:p>42.9640000000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0.5" calcext:value-type="float">
            <text:p>1180.5</text:p>
          </table:table-cell>
          <table:table-cell office:value-type="float" office:value="1499" calcext:value-type="float">
            <text:p>149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9]-[.B119]" office:value-type="float" office:value="318.5" calcext:value-type="float">
            <text:p>318.5</text:p>
          </table:table-cell>
          <table:table-cell table:formula="of:=[.K119]-[.D119]"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57.992" calcext:value-type="float">
            <text:p>857.992</text:p>
          </table:table-cell>
          <table:table-cell office:value-type="float" office:value="1191.49" calcext:value-type="float">
            <text:p>1191.4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0]-[.B120]" office:value-type="float" office:value="333.498" calcext:value-type="float">
            <text:p>333.498</text:p>
          </table:table-cell>
          <table:table-cell table:formula="of:=[.K120]-[.D120]" office:value-type="float" office:value="0.498000000000047" calcext:value-type="float">
            <text:p>0.4980000000000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1.73" calcext:value-type="float">
            <text:p>1231.73</text:p>
          </table:table-cell>
          <table:table-cell office:value-type="float" office:value="1595.03" calcext:value-type="float">
            <text:p>1595.0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1]-[.B121]" office:value-type="float" office:value="363.3" calcext:value-type="float">
            <text:p>363.3</text:p>
          </table:table-cell>
          <table:table-cell table:formula="of:=[.K121]-[.D121]"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0.278" calcext:value-type="float">
            <text:p>770.278</text:p>
          </table:table-cell>
          <table:table-cell office:value-type="float" office:value="1174.01" calcext:value-type="float">
            <text:p>1174.0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2]-[.B122]" office:value-type="float" office:value="403.732" calcext:value-type="float">
            <text:p>403.732</text:p>
          </table:table-cell>
          <table:table-cell table:formula="of:=[.K122]-[.D122]" office:value-type="float" office:value="70.732" calcext:value-type="float">
            <text:p>70.7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16.431" calcext:value-type="float">
            <text:p>716.431</text:p>
          </table:table-cell>
          <table:table-cell office:value-type="float" office:value="1361.15" calcext:value-type="float">
            <text:p>1361.1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3]-[.B123]" office:value-type="float" office:value="644.719" calcext:value-type="float">
            <text:p>644.719</text:p>
          </table:table-cell>
          <table:table-cell table:formula="of:=[.K123]-[.D123]" office:value-type="float" office:value="311.719" calcext:value-type="float">
            <text:p>311.7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99.662" calcext:value-type="float">
            <text:p>899.662</text:p>
          </table:table-cell>
          <table:table-cell office:value-type="float" office:value="1300.57" calcext:value-type="float">
            <text:p>1300.5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4]-[.B124]" office:value-type="float" office:value="400.908" calcext:value-type="float">
            <text:p>400.908</text:p>
          </table:table-cell>
          <table:table-cell table:formula="of:=[.K124]-[.D124]" office:value-type="float" office:value="67.9079999999999" calcext:value-type="float">
            <text:p>67.90799999999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4.697" calcext:value-type="float">
            <text:p>984.697</text:p>
          </table:table-cell>
          <table:table-cell office:value-type="float" office:value="1376.18" calcext:value-type="float">
            <text:p>1376.1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5]-[.B125]" office:value-type="float" office:value="391.483" calcext:value-type="float">
            <text:p>391.483</text:p>
          </table:table-cell>
          <table:table-cell table:formula="of:=[.K125]-[.D125]" office:value-type="float" office:value="58.4830000000001" calcext:value-type="float">
            <text:p>58.483000000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87.354" calcext:value-type="float">
            <text:p>787.354</text:p>
          </table:table-cell>
          <table:table-cell office:value-type="float" office:value="1212.07" calcext:value-type="float">
            <text:p>1212.0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6]-[.B126]" office:value-type="float" office:value="424.716" calcext:value-type="float">
            <text:p>424.716</text:p>
          </table:table-cell>
          <table:table-cell table:formula="of:=[.K126]-[.D126]" office:value-type="float" office:value="91.7159999999999" calcext:value-type="float">
            <text:p>91.71599999999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99.421" calcext:value-type="float">
            <text:p>899.421</text:p>
          </table:table-cell>
          <table:table-cell office:value-type="float" office:value="1261.4" calcext:value-type="float">
            <text:p>1261.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7]-[.B127]" office:value-type="float" office:value="361.979" calcext:value-type="float">
            <text:p>361.979</text:p>
          </table:table-cell>
          <table:table-cell table:formula="of:=[.K127]-[.D127]" office:value-type="float" office:value="28.979" calcext:value-type="float">
            <text:p>28.9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3.944" calcext:value-type="float">
            <text:p>983.944</text:p>
          </table:table-cell>
          <table:table-cell office:value-type="float" office:value="1386.67" calcext:value-type="float">
            <text:p>1386.6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8]-[.B128]" office:value-type="float" office:value="402.726" calcext:value-type="float">
            <text:p>402.726</text:p>
          </table:table-cell>
          <table:table-cell table:formula="of:=[.K128]-[.D128]" office:value-type="float" office:value="69.7260000000001" calcext:value-type="float">
            <text:p>69.7260000000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31.94" calcext:value-type="float">
            <text:p>1131.94</text:p>
          </table:table-cell>
          <table:table-cell office:value-type="float" office:value="1489.65" calcext:value-type="float">
            <text:p>1489.6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29]-[.B129]" office:value-type="float" office:value="357.71" calcext:value-type="float">
            <text:p>357.71</text:p>
          </table:table-cell>
          <table:table-cell table:formula="of:=[.K129]-[.D129]" office:value-type="float" office:value="24.71" calcext:value-type="float">
            <text:p>24.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2.943" calcext:value-type="float">
            <text:p>862.943</text:p>
          </table:table-cell>
          <table:table-cell office:value-type="float" office:value="1229.17" calcext:value-type="float">
            <text:p>1229.1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0]-[.B130]" office:value-type="float" office:value="366.227" calcext:value-type="float">
            <text:p>366.227</text:p>
          </table:table-cell>
          <table:table-cell table:formula="of:=[.K130]-[.D130]" office:value-type="float" office:value="33.2270000000001" calcext:value-type="float">
            <text:p>33.2270000000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52.15" calcext:value-type="float">
            <text:p>1252.15</text:p>
          </table:table-cell>
          <table:table-cell office:value-type="float" office:value="1621.12" calcext:value-type="float">
            <text:p>1621.1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1]-[.B131]" office:value-type="float" office:value="368.97" calcext:value-type="float">
            <text:p>368.97</text:p>
          </table:table-cell>
          <table:table-cell table:formula="of:=[.K131]-[.D131]" office:value-type="float" office:value="35.9699999999998" calcext:value-type="float">
            <text:p>35.96999999999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36.416" calcext:value-type="float">
            <text:p>836.416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2]-[.B132]" office:value-type="float" office:value="378.234" calcext:value-type="float">
            <text:p>378.234</text:p>
          </table:table-cell>
          <table:table-cell table:formula="of:=[.K132]-[.D132]" office:value-type="float" office:value="45.234" calcext:value-type="float">
            <text:p>45.2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6.437" calcext:value-type="float">
            <text:p>776.437</text:p>
          </table:table-cell>
          <table:table-cell office:value-type="float" office:value="1152.91" calcext:value-type="float">
            <text:p>1152.9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3]-[.B133]" office:value-type="float" office:value="376.473" calcext:value-type="float">
            <text:p>376.473</text:p>
          </table:table-cell>
          <table:table-cell table:formula="of:=[.K133]-[.D133]" office:value-type="float" office:value="43.4730000000001" calcext:value-type="float">
            <text:p>43.473000000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69.667" calcext:value-type="float">
            <text:p>769.667</text:p>
          </table:table-cell>
          <table:table-cell office:value-type="float" office:value="1151.4" calcext:value-type="float">
            <text:p>1151.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4]-[.B134]" office:value-type="float" office:value="381.733" calcext:value-type="float">
            <text:p>381.733</text:p>
          </table:table-cell>
          <table:table-cell table:formula="of:=[.K134]-[.D134]" office:value-type="float" office:value="48.7330000000001" calcext:value-type="float">
            <text:p>48.733000000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72.933" calcext:value-type="float">
            <text:p>772.933</text:p>
          </table:table-cell>
          <table:table-cell office:value-type="float" office:value="1132.65" calcext:value-type="float">
            <text:p>1132.6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5]-[.B135]" office:value-type="float" office:value="359.717" calcext:value-type="float">
            <text:p>359.717</text:p>
          </table:table-cell>
          <table:table-cell table:formula="of:=[.K135]-[.D135]" office:value-type="float" office:value="26.7170000000001" calcext:value-type="float">
            <text:p>26.7170000000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64.41" calcext:value-type="float">
            <text:p>764.41</text:p>
          </table:table-cell>
          <table:table-cell office:value-type="float" office:value="1210.62" calcext:value-type="float">
            <text:p>1210.6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6]-[.B136]" office:value-type="float" office:value="446.21" calcext:value-type="float">
            <text:p>446.21</text:p>
          </table:table-cell>
          <table:table-cell table:formula="of:=[.K136]-[.D136]" office:value-type="float" office:value="113.21" calcext:value-type="float">
            <text:p>113.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85.126" calcext:value-type="float">
            <text:p>885.126</text:p>
          </table:table-cell>
          <table:table-cell office:value-type="float" office:value="1300.09" calcext:value-type="float">
            <text:p>1300.0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7]-[.B137]" office:value-type="float" office:value="414.964" calcext:value-type="float">
            <text:p>414.964</text:p>
          </table:table-cell>
          <table:table-cell table:formula="of:=[.K137]-[.D137]" office:value-type="float" office:value="81.9639999999999" calcext:value-type="float">
            <text:p>81.96399999999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61.448" calcext:value-type="float">
            <text:p>961.448</text:p>
          </table:table-cell>
          <table:table-cell office:value-type="float" office:value="1338.11" calcext:value-type="float">
            <text:p>1338.1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8]-[.B138]" office:value-type="float" office:value="376.662" calcext:value-type="float">
            <text:p>376.662</text:p>
          </table:table-cell>
          <table:table-cell table:formula="of:=[.K138]-[.D138]" office:value-type="float" office:value="43.6619999999999" calcext:value-type="float">
            <text:p>43.66199999999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18.311" calcext:value-type="float">
            <text:p>918.311</text:p>
          </table:table-cell>
          <table:table-cell office:value-type="float" office:value="1332.56" calcext:value-type="float">
            <text:p>1332.5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39]-[.B139]" office:value-type="float" office:value="414.249" calcext:value-type="float">
            <text:p>414.249</text:p>
          </table:table-cell>
          <table:table-cell table:formula="of:=[.K139]-[.D139]" office:value-type="float" office:value="81.2489999999999" calcext:value-type="float">
            <text:p>81.24899999999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8.123" calcext:value-type="float">
            <text:p>848.123</text:p>
          </table:table-cell>
          <table:table-cell office:value-type="float" office:value="1207.04" calcext:value-type="float">
            <text:p>1207.0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0]-[.B140]" office:value-type="float" office:value="358.917" calcext:value-type="float">
            <text:p>358.917</text:p>
          </table:table-cell>
          <table:table-cell table:formula="of:=[.K140]-[.D140]" office:value-type="float" office:value="25.9169999999999" calcext:value-type="float">
            <text:p>25.916999999999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20.613" calcext:value-type="float">
            <text:p>820.613</text:p>
          </table:table-cell>
          <table:table-cell office:value-type="float" office:value="1191.82" calcext:value-type="float">
            <text:p>1191.8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1]-[.B141]" office:value-type="float" office:value="371.207" calcext:value-type="float">
            <text:p>371.207</text:p>
          </table:table-cell>
          <table:table-cell table:formula="of:=[.K141]-[.D141]" office:value-type="float" office:value="38.2069999999999" calcext:value-type="float">
            <text:p>38.20699999999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02.94" calcext:value-type="float">
            <text:p>802.94</text:p>
          </table:table-cell>
          <table:table-cell office:value-type="float" office:value="1179.55" calcext:value-type="float">
            <text:p>1179.5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2]-[.B142]" office:value-type="float" office:value="376.61" calcext:value-type="float">
            <text:p>376.61</text:p>
          </table:table-cell>
          <table:table-cell table:formula="of:=[.K142]-[.D142]" office:value-type="float" office:value="43.6099999999999" calcext:value-type="float">
            <text:p>43.60999999999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75.61" calcext:value-type="float">
            <text:p>1275.61</text:p>
          </table:table-cell>
          <table:table-cell office:value-type="float" office:value="1631.52" calcext:value-type="float">
            <text:p>1631.5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3]-[.B143]" office:value-type="float" office:value="355.91" calcext:value-type="float">
            <text:p>355.91</text:p>
          </table:table-cell>
          <table:table-cell table:formula="of:=[.K143]-[.D143]" office:value-type="float" office:value="22.9100000000001" calcext:value-type="float">
            <text:p>22.910000000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63.407" calcext:value-type="float">
            <text:p>863.407</text:p>
          </table:table-cell>
          <table:table-cell office:value-type="float" office:value="1260.4" calcext:value-type="float">
            <text:p>1260.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4]-[.B144]" office:value-type="float" office:value="396.993" calcext:value-type="float">
            <text:p>396.993</text:p>
          </table:table-cell>
          <table:table-cell table:formula="of:=[.K144]-[.D144]" office:value-type="float" office:value="63.9930000000001" calcext:value-type="float">
            <text:p>63.993000000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8.123" calcext:value-type="float">
            <text:p>928.123</text:p>
          </table:table-cell>
          <table:table-cell office:value-type="float" office:value="1521.56" calcext:value-type="float">
            <text:p>1521.5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5]-[.B145]" office:value-type="float" office:value="593.437" calcext:value-type="float">
            <text:p>593.437</text:p>
          </table:table-cell>
          <table:table-cell table:formula="of:=[.K145]-[.D145]" office:value-type="float" office:value="260.437" calcext:value-type="float">
            <text:p>260.4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14.26" calcext:value-type="float">
            <text:p>1114.26</text:p>
          </table:table-cell>
          <table:table-cell office:value-type="float" office:value="1459.88" calcext:value-type="float">
            <text:p>1459.8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6]-[.B146]" office:value-type="float" office:value="345.62" calcext:value-type="float">
            <text:p>345.62</text:p>
          </table:table-cell>
          <table:table-cell table:formula="of:=[.K146]-[.D146]" office:value-type="float" office:value="12.6200000000001" calcext:value-type="float">
            <text:p>12.62000000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99.146" calcext:value-type="float">
            <text:p>899.146</text:p>
          </table:table-cell>
          <table:table-cell office:value-type="float" office:value="1280.85" calcext:value-type="float">
            <text:p>1280.8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7]-[.B147]" office:value-type="float" office:value="381.704" calcext:value-type="float">
            <text:p>381.704</text:p>
          </table:table-cell>
          <table:table-cell table:formula="of:=[.K147]-[.D147]" office:value-type="float" office:value="48.704" calcext:value-type="float">
            <text:p>48.7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91.336" calcext:value-type="float">
            <text:p>891.336</text:p>
          </table:table-cell>
          <table:table-cell office:value-type="float" office:value="1244.54" calcext:value-type="float">
            <text:p>1244.54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8]-[.B148]" office:value-type="float" office:value="353.204" calcext:value-type="float">
            <text:p>353.204</text:p>
          </table:table-cell>
          <table:table-cell table:formula="of:=[.K148]-[.D148]" office:value-type="float" office:value="20.2039999999999" calcext:value-type="float">
            <text:p>20.20399999999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95.908" calcext:value-type="float">
            <text:p>795.908</text:p>
          </table:table-cell>
          <table:table-cell office:value-type="float" office:value="1136.12" calcext:value-type="float">
            <text:p>1136.1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49]-[.B149]" office:value-type="float" office:value="340.212" calcext:value-type="float">
            <text:p>340.212</text:p>
          </table:table-cell>
          <table:table-cell table:formula="of:=[.K149]-[.D149]" office:value-type="float" office:value="7.21199999999988" calcext:value-type="float">
            <text:p>7.211999999999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7.307" calcext:value-type="float">
            <text:p>927.307</text:p>
          </table:table-cell>
          <table:table-cell office:value-type="float" office:value="1248.77" calcext:value-type="float">
            <text:p>1248.7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50]-[.B150]" office:value-type="float" office:value="321.463" calcext:value-type="float">
            <text:p>321.463</text:p>
          </table:table-cell>
          <table:table-cell table:formula="of:=[.K150]-[.D150]" office:value-type="float" office:value="-11.537" calcext:value-type="float">
            <text:p>-11.5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74.862" calcext:value-type="float">
            <text:p>874.862</text:p>
          </table:table-cell>
          <table:table-cell office:value-type="float" office:value="1231.55" calcext:value-type="float">
            <text:p>1231.5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151]-[.B151]" office:value-type="float" office:value="356.688" calcext:value-type="float">
            <text:p>356.688</text:p>
          </table:table-cell>
          <table:table-cell table:formula="of:=[.K151]-[.D151]" office:value-type="float" office:value="23.688" calcext:value-type="float">
            <text:p>23.6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38.384" calcext:value-type="float">
            <text:p>838.384</text:p>
          </table:table-cell>
          <table:table-cell office:value-type="float" office:value="1165.69" calcext:value-type="float">
            <text:p>1165.6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2]-[.B152]" office:value-type="float" office:value="327.306" calcext:value-type="float">
            <text:p>327.306</text:p>
          </table:table-cell>
          <table:table-cell table:formula="of:=[.K152]-[.D152]" office:value-type="float" office:value="-5.69399999999996" calcext:value-type="float">
            <text:p>-5.693999999999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97.912" calcext:value-type="float">
            <text:p>697.912</text:p>
          </table:table-cell>
          <table:table-cell office:value-type="float" office:value="988.867" calcext:value-type="float">
            <text:p>988.86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3]-[.B153]" office:value-type="float" office:value="290.955" calcext:value-type="float">
            <text:p>290.955</text:p>
          </table:table-cell>
          <table:table-cell table:formula="of:=[.K153]-[.D153]" office:value-type="float" office:value="-42.0450000000001" calcext:value-type="float">
            <text:p>-42.04500000000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41.45" calcext:value-type="float">
            <text:p>741.45</text:p>
          </table:table-cell>
          <table:table-cell office:value-type="float" office:value="1110.4" calcext:value-type="float">
            <text:p>1110.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4]-[.B154]" office:value-type="float" office:value="368.95" calcext:value-type="float">
            <text:p>368.95</text:p>
          </table:table-cell>
          <table:table-cell table:formula="of:=[.K154]-[.D154]"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91.293" calcext:value-type="float">
            <text:p>691.293</text:p>
          </table:table-cell>
          <table:table-cell office:value-type="float" office:value="1007.93" calcext:value-type="float">
            <text:p>1007.9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5]-[.B155]" office:value-type="float" office:value="316.637" calcext:value-type="float">
            <text:p>316.637</text:p>
          </table:table-cell>
          <table:table-cell table:formula="of:=[.K155]-[.D155]" office:value-type="float" office:value="-16.3630000000001" calcext:value-type="float">
            <text:p>-16.36300000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1.896" calcext:value-type="float">
            <text:p>781.896</text:p>
          </table:table-cell>
          <table:table-cell office:value-type="float" office:value="1113.33" calcext:value-type="float">
            <text:p>1113.3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6]-[.B156]" office:value-type="float" office:value="331.434" calcext:value-type="float">
            <text:p>331.434</text:p>
          </table:table-cell>
          <table:table-cell table:formula="of:=[.K156]-[.D156]" office:value-type="float" office:value="-1.56600000000003" calcext:value-type="float">
            <text:p>-1.566000000000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07.883" calcext:value-type="float">
            <text:p>807.883</text:p>
          </table:table-cell>
          <table:table-cell office:value-type="float" office:value="1139.59" calcext:value-type="float">
            <text:p>1139.5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7]-[.B157]" office:value-type="float" office:value="331.707" calcext:value-type="float">
            <text:p>331.707</text:p>
          </table:table-cell>
          <table:table-cell table:formula="of:=[.K157]-[.D157]" office:value-type="float" office:value="-1.29300000000012" calcext:value-type="float">
            <text:p>-1.29300000000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72.144" calcext:value-type="float">
            <text:p>772.144</text:p>
          </table:table-cell>
          <table:table-cell office:value-type="float" office:value="1149.09" calcext:value-type="float">
            <text:p>1149.0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8]-[.B158]" office:value-type="float" office:value="376.946" calcext:value-type="float">
            <text:p>376.946</text:p>
          </table:table-cell>
          <table:table-cell table:formula="of:=[.K158]-[.D158]" office:value-type="float" office:value="43.9459999999999" calcext:value-type="float">
            <text:p>43.94599999999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60.58" calcext:value-type="float">
            <text:p>1160.58</text:p>
          </table:table-cell>
          <table:table-cell office:value-type="float" office:value="1540.78" calcext:value-type="float">
            <text:p>1540.7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9]-[.B159]" office:value-type="float" office:value="380.2" calcext:value-type="float">
            <text:p>380.2</text:p>
          </table:table-cell>
          <table:table-cell table:formula="of:=[.K159]-[.D159]" office:value-type="float" office:value="47.2" calcext:value-type="float">
            <text:p>47.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0.849" calcext:value-type="float">
            <text:p>910.849</text:p>
          </table:table-cell>
          <table:table-cell office:value-type="float" office:value="1279.07" calcext:value-type="float">
            <text:p>1279.0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0]-[.B160]" office:value-type="float" office:value="368.221" calcext:value-type="float">
            <text:p>368.221</text:p>
          </table:table-cell>
          <table:table-cell table:formula="of:=[.K160]-[.D160]" office:value-type="float" office:value="35.2209999999999" calcext:value-type="float">
            <text:p>35.22099999999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91.34" calcext:value-type="float">
            <text:p>991.34</text:p>
          </table:table-cell>
          <table:table-cell office:value-type="float" office:value="1369.31" calcext:value-type="float">
            <text:p>1369.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1]-[.B161]" office:value-type="float" office:value="377.97" calcext:value-type="float">
            <text:p>377.97</text:p>
          </table:table-cell>
          <table:table-cell table:formula="of:=[.K161]-[.D161]" office:value-type="float" office:value="44.9699999999999" calcext:value-type="float">
            <text:p>44.96999999999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74.222" calcext:value-type="float">
            <text:p>874.222</text:p>
          </table:table-cell>
          <table:table-cell office:value-type="float" office:value="1244.42" calcext:value-type="float">
            <text:p>1244.4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2]-[.B162]" office:value-type="float" office:value="370.198" calcext:value-type="float">
            <text:p>370.198</text:p>
          </table:table-cell>
          <table:table-cell table:formula="of:=[.K162]-[.D162]" office:value-type="float" office:value="37.1980000000001" calcext:value-type="float">
            <text:p>37.198000000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2.766" calcext:value-type="float">
            <text:p>892.766</text:p>
          </table:table-cell>
          <table:table-cell office:value-type="float" office:value="1261.46" calcext:value-type="float">
            <text:p>1261.4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3]-[.B163]" office:value-type="float" office:value="368.694" calcext:value-type="float">
            <text:p>368.694</text:p>
          </table:table-cell>
          <table:table-cell table:formula="of:=[.K163]-[.D163]" office:value-type="float" office:value="35.6940000000001" calcext:value-type="float">
            <text:p>35.694000000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66.378" calcext:value-type="float">
            <text:p>766.378</text:p>
          </table:table-cell>
          <table:table-cell office:value-type="float" office:value="1122.06" calcext:value-type="float">
            <text:p>1122.0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4]-[.B164]" office:value-type="float" office:value="355.682" calcext:value-type="float">
            <text:p>355.682</text:p>
          </table:table-cell>
          <table:table-cell table:formula="of:=[.K164]-[.D164]" office:value-type="float" office:value="22.6819999999999" calcext:value-type="float">
            <text:p>22.68199999999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57.34" calcext:value-type="float">
            <text:p>757.34</text:p>
          </table:table-cell>
          <table:table-cell office:value-type="float" office:value="1118.29" calcext:value-type="float">
            <text:p>1118.2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5]-[.B165]" office:value-type="float" office:value="360.95" calcext:value-type="float">
            <text:p>360.95</text:p>
          </table:table-cell>
          <table:table-cell table:formula="of:=[.K165]-[.D165]" office:value-type="float" office:value="27.9499999999999" calcext:value-type="float">
            <text:p>27.94999999999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85.117" calcext:value-type="float">
            <text:p>885.117</text:p>
          </table:table-cell>
          <table:table-cell office:value-type="float" office:value="1267.56" calcext:value-type="float">
            <text:p>1267.5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6]-[.B166]" office:value-type="float" office:value="382.443" calcext:value-type="float">
            <text:p>382.443</text:p>
          </table:table-cell>
          <table:table-cell table:formula="of:=[.K166]-[.D166]" office:value-type="float" office:value="49.443" calcext:value-type="float">
            <text:p>49.4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36.448" calcext:value-type="float">
            <text:p>836.448</text:p>
          </table:table-cell>
          <table:table-cell office:value-type="float" office:value="1195.39" calcext:value-type="float">
            <text:p>1195.3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7]-[.B167]" office:value-type="float" office:value="358.942" calcext:value-type="float">
            <text:p>358.942</text:p>
          </table:table-cell>
          <table:table-cell table:formula="of:=[.K167]-[.D167]" office:value-type="float" office:value="25.9420000000001" calcext:value-type="float">
            <text:p>25.942000000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12.595" calcext:value-type="float">
            <text:p>912.595</text:p>
          </table:table-cell>
          <table:table-cell office:value-type="float" office:value="1338.05" calcext:value-type="float">
            <text:p>1338.0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8]-[.B168]" office:value-type="float" office:value="425.455" calcext:value-type="float">
            <text:p>425.455</text:p>
          </table:table-cell>
          <table:table-cell table:formula="of:=[.K168]-[.D168]" office:value-type="float" office:value="92.4549999999999" calcext:value-type="float">
            <text:p>92.45499999999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32.637" calcext:value-type="float">
            <text:p>732.637</text:p>
          </table:table-cell>
          <table:table-cell office:value-type="float" office:value="1074.59" calcext:value-type="float">
            <text:p>1074.5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69]-[.B169]" office:value-type="float" office:value="341.953" calcext:value-type="float">
            <text:p>341.953</text:p>
          </table:table-cell>
          <table:table-cell table:formula="of:=[.K169]-[.D169]" office:value-type="float" office:value="8.95299999999997" calcext:value-type="float">
            <text:p>8.952999999999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25.604" calcext:value-type="float">
            <text:p>825.604</text:p>
          </table:table-cell>
          <table:table-cell office:value-type="float" office:value="1170.3" calcext:value-type="float">
            <text:p>1170.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0]-[.B170]" office:value-type="float" office:value="344.696" calcext:value-type="float">
            <text:p>344.696</text:p>
          </table:table-cell>
          <table:table-cell table:formula="of:=[.K170]-[.D170]" office:value-type="float" office:value="11.6959999999999" calcext:value-type="float">
            <text:p>11.69599999999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35.207" calcext:value-type="float">
            <text:p>835.207</text:p>
          </table:table-cell>
          <table:table-cell office:value-type="float" office:value="1151.8" calcext:value-type="float">
            <text:p>1151.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1]-[.B171]" office:value-type="float" office:value="316.593" calcext:value-type="float">
            <text:p>316.593</text:p>
          </table:table-cell>
          <table:table-cell table:formula="of:=[.K171]-[.D171]" office:value-type="float" office:value="-16.407" calcext:value-type="float">
            <text:p>-16.4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1.119" calcext:value-type="float">
            <text:p>911.119</text:p>
          </table:table-cell>
          <table:table-cell office:value-type="float" office:value="1251.57" calcext:value-type="float">
            <text:p>1251.5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2]-[.B172]" office:value-type="float" office:value="340.451" calcext:value-type="float">
            <text:p>340.451</text:p>
          </table:table-cell>
          <table:table-cell table:formula="of:=[.K172]-[.D172]" office:value-type="float" office:value="7.45099999999991" calcext:value-type="float">
            <text:p>7.450999999999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92.361" calcext:value-type="float">
            <text:p>892.361</text:p>
          </table:table-cell>
          <table:table-cell office:value-type="float" office:value="1301" calcext:value-type="float">
            <text:p>130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3]-[.B173]" office:value-type="float" office:value="408.639" calcext:value-type="float">
            <text:p>408.639</text:p>
          </table:table-cell>
          <table:table-cell table:formula="of:=[.K173]-[.D173]" office:value-type="float" office:value="75.639" calcext:value-type="float">
            <text:p>75.6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56.346" calcext:value-type="float">
            <text:p>956.346</text:p>
          </table:table-cell>
          <table:table-cell office:value-type="float" office:value="1314.29" calcext:value-type="float">
            <text:p>1314.2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4]-[.B174]" office:value-type="float" office:value="357.944" calcext:value-type="float">
            <text:p>357.944</text:p>
          </table:table-cell>
          <table:table-cell table:formula="of:=[.K174]-[.D174]" office:value-type="float" office:value="24.944" calcext:value-type="float">
            <text:p>24.9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71.53" calcext:value-type="float">
            <text:p>1371.53</text:p>
          </table:table-cell>
          <table:table-cell office:value-type="float" office:value="1722.98" calcext:value-type="float">
            <text:p>1722.9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5]-[.B175]" office:value-type="float" office:value="351.45" calcext:value-type="float">
            <text:p>351.45</text:p>
          </table:table-cell>
          <table:table-cell table:formula="of:=[.K175]-[.D175]"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24.878" calcext:value-type="float">
            <text:p>824.878</text:p>
          </table:table-cell>
          <table:table-cell office:value-type="float" office:value="1209.15" calcext:value-type="float">
            <text:p>1209.1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6]-[.B176]" office:value-type="float" office:value="384.272" calcext:value-type="float">
            <text:p>384.272</text:p>
          </table:table-cell>
          <table:table-cell table:formula="of:=[.K176]-[.D176]" office:value-type="float" office:value="51.272" calcext:value-type="float">
            <text:p>51.2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61.816" calcext:value-type="float">
            <text:p>961.816</text:p>
          </table:table-cell>
          <table:table-cell office:value-type="float" office:value="1356.51" calcext:value-type="float">
            <text:p>1356.5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7]-[.B177]" office:value-type="float" office:value="394.694" calcext:value-type="float">
            <text:p>394.694</text:p>
          </table:table-cell>
          <table:table-cell table:formula="of:=[.K177]-[.D177]" office:value-type="float" office:value="61.694" calcext:value-type="float">
            <text:p>61.6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72.361" calcext:value-type="float">
            <text:p>872.361</text:p>
          </table:table-cell>
          <table:table-cell office:value-type="float" office:value="1219.06" calcext:value-type="float">
            <text:p>1219.0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8]-[.B178]" office:value-type="float" office:value="346.699" calcext:value-type="float">
            <text:p>346.699</text:p>
          </table:table-cell>
          <table:table-cell table:formula="of:=[.K178]-[.D178]" office:value-type="float" office:value="13.699" calcext:value-type="float">
            <text:p>13.6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20.217" calcext:value-type="float">
            <text:p>920.217</text:p>
          </table:table-cell>
          <table:table-cell office:value-type="float" office:value="1229.7" calcext:value-type="float">
            <text:p>1229.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9]-[.B179]" office:value-type="float" office:value="309.483" calcext:value-type="float">
            <text:p>309.483</text:p>
          </table:table-cell>
          <table:table-cell table:formula="of:=[.K179]-[.D179]" office:value-type="float" office:value="-23.5169999999999" calcext:value-type="float">
            <text:p>-23.51699999999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4.069" calcext:value-type="float">
            <text:p>854.069</text:p>
          </table:table-cell>
          <table:table-cell office:value-type="float" office:value="1204.82" calcext:value-type="float">
            <text:p>1204.8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0]-[.B180]" office:value-type="float" office:value="350.751" calcext:value-type="float">
            <text:p>350.751</text:p>
          </table:table-cell>
          <table:table-cell table:formula="of:=[.K180]-[.D180]" office:value-type="float" office:value="17.751" calcext:value-type="float">
            <text:p>17.75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56.362" calcext:value-type="float">
            <text:p>856.362</text:p>
          </table:table-cell>
          <table:table-cell office:value-type="float" office:value="1194.36" calcext:value-type="float">
            <text:p>1194.3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81]-[.B181]" office:value-type="float" office:value="337.998" calcext:value-type="float">
            <text:p>337.998</text:p>
          </table:table-cell>
          <table:table-cell table:formula="of:=[.K181]-[.D181]" office:value-type="float" office:value="4.99799999999993" calcext:value-type="float">
            <text:p>4.99799999999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2T17:56:59.522140200</dc:date>
    <meta:editing-duration>PT2H34M37S</meta:editing-duration>
    <meta:editing-cycles>1</meta:editing-cycles>
    <meta:document-statistic meta:table-count="1" meta:cell-count="217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21cm" svg:height="15.424cm" xlink:href=".." xlink:type="simple" chart:class="chart:line" chart:style-name="ch1">
        <chart:legend chart:legend-position="end" svg:x="23.087cm" svg:y="6.915cm" style:legend-expansion="high" chart:style-name="ch2"/>
        <chart:plot-area chart:style-name="ch3" table:cell-range-address="'ft_rodrilaje_e_2022_06_02_14_39_46_out-times-summary'.D1:'ft_rodrilaje_e_2022_06_02_14_39_46_out-times-summary'.D181 'ft_rodrilaje_e_2022_06_02_14_39_46_out-times-summary'.F1:'ft_rodrilaje_e_2022_06_02_14_39_46_out-times-summary'.F181 'ft_rodrilaje_e_2022_06_02_14_39_46_out-times-summary'.K1:'ft_rodrilaje_e_2022_06_02_14_39_46_out-times-summary'.K181" chart:data-source-has-labels="row" svg:x="0.548cm" svg:y="0.308cm" svg:width="21.991cm" svg:height="14.808cm">
          <chartooo:coordinate-region svg:x="1.355cm" svg:y="0.429cm" svg:width="20.456cm" svg:height="13.6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ft_rodrilaje_e_2022_06_02_14_39_46_out-times-summary'.D2:'ft_rodrilaje_e_2022_06_02_14_39_46_out-times-summary'.D181" chart:label-cell-address="'ft_rodrilaje_e_2022_06_02_14_39_46_out-times-summary'.D1:'ft_rodrilaje_e_2022_06_02_14_39_46_out-times-summary'.D1" chart:class="chart:line">
            <chart:data-point chart:repeated="180"/>
          </chart:series>
          <chart:series chart:attached-axis="secondary-y" chart:style-name="ch8" chart:values-cell-range-address="'ft_rodrilaje_e_2022_06_02_14_39_46_out-times-summary'.F2:'ft_rodrilaje_e_2022_06_02_14_39_46_out-times-summary'.F181" chart:label-cell-address="'ft_rodrilaje_e_2022_06_02_14_39_46_out-times-summary'.F1:'ft_rodrilaje_e_2022_06_02_14_39_46_out-times-summary'.F1" chart:class="chart:line">
            <chart:data-point chart:repeated="180"/>
          </chart:series>
          <chart:series chart:attached-axis="primary-y" chart:style-name="ch9" chart:values-cell-range-address="'ft_rodrilaje_e_2022_06_02_14_39_46_out-times-summary'.K2:'ft_rodrilaje_e_2022_06_02_14_39_46_out-times-summary'.K181" chart:label-cell-address="'ft_rodrilaje_e_2022_06_02_14_39_46_out-times-summary'.K1:'ft_rodrilaje_e_2022_06_02_14_39_46_out-times-summary'.K1" chart:class="chart:line">
            <chart:data-point chart:repeated="1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'ft_rodrilaje_e_2022_06_02_14_39_46_out-times-summary'.D1:'ft_rodrilaje_e_2022_06_02_14_39_46_out-times-summary'.D1</svg:desc>
                </draw:g>
              </table:table-cell>
              <table:table-cell office:value-type="string">
                <text:p>fuerza prendida</text:p>
                <draw:g>
                  <svg:desc>'ft_rodrilaje_e_2022_06_02_14_39_46_out-times-summary'.F1:'ft_rodrilaje_e_2022_06_02_14_39_46_out-times-summary'.F1</svg:desc>
                </draw:g>
              </table:table-cell>
              <table:table-cell office:value-type="string">
                <text:p>periodo reproducido</text:p>
                <draw:g>
                  <svg:desc>'ft_rodrilaje_e_2022_06_02_14_39_46_out-times-summary'.K1:'ft_rodrilaje_e_2022_06_02_14_39_46_out-times-summary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6">
                <text:p>666</text:p>
                <draw:g>
                  <svg:desc>'ft_rodrilaje_e_2022_06_02_14_39_46_out-times-summary'.D2:'ft_rodrilaje_e_2022_06_02_14_39_46_out-times-summary'.D181</svg:desc>
                </draw:g>
              </table:table-cell>
              <table:table-cell office:value-type="float" office:value="0">
                <text:p>0</text:p>
                <draw:g>
                  <svg:desc>'ft_rodrilaje_e_2022_06_02_14_39_46_out-times-summary'.F2:'ft_rodrilaje_e_2022_06_02_14_39_46_out-times-summary'.F181</svg:desc>
                </draw:g>
              </table:table-cell>
              <table:table-cell office:value-type="float" office:value="689.89">
                <text:p>689.89</text:p>
                <draw:g>
                  <svg:desc>'ft_rodrilaje_e_2022_06_02_14_39_46_out-times-summary'.K2:'ft_rodrilaje_e_2022_06_02_14_39_46_out-times-summary'.K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60.33">
                <text:p>76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807.33">
                <text:p>807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8.964">
                <text:p>638.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68.74">
                <text:p>768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1.39">
                <text:p>701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62.705">
                <text:p>762.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9.52">
                <text:p>709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0.69">
                <text:p>700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29.68">
                <text:p>729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18.935">
                <text:p>718.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50.69">
                <text:p>750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18.44">
                <text:p>718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5.6">
                <text:p>68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8.13">
                <text:p>688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26.94">
                <text:p>726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6.383">
                <text:p>706.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4.424">
                <text:p>684.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96.92">
                <text:p>696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17.38">
                <text:p>617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6.92">
                <text:p>676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31.38">
                <text:p>731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4.41">
                <text:p>704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14.65">
                <text:p>714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1.15">
                <text:p>661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3.41">
                <text:p>673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7.15">
                <text:p>687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57.928">
                <text:p>657.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5.65">
                <text:p>705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86.146">
                <text:p>786.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8.339">
                <text:p>698.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37.88">
                <text:p>737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45.5">
                <text:p>745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07.39">
                <text:p>707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67.13">
                <text:p>667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57.57">
                <text:p>757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807.38">
                <text:p>807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38.87">
                <text:p>738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06.19">
                <text:p>706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46.37">
                <text:p>746.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43.87">
                <text:p>743.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46.08">
                <text:p>746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57.14">
                <text:p>657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70.63">
                <text:p>670.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72.34">
                <text:p>672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65.87">
                <text:p>665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60.385">
                <text:p>660.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13.23">
                <text:p>713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25.1">
                <text:p>725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10.62">
                <text:p>710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6.37">
                <text:p>696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85.87">
                <text:p>685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47.1">
                <text:p>74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5.1">
                <text:p>695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0.62">
                <text:p>690.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22.93">
                <text:p>722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35.21">
                <text:p>635.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798.34">
                <text:p>798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6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696.12">
                <text:p>696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0.38">
                <text:p>640.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5.92">
                <text:p>685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58.97">
                <text:p>658.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8.48">
                <text:p>688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3.64">
                <text:p>643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1.91">
                <text:p>701.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21.87">
                <text:p>721.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0.68">
                <text:p>660.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98.11">
                <text:p>698.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1.34">
                <text:p>661.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6.12">
                <text:p>646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13.65">
                <text:p>613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8.83">
                <text:p>678.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8.12">
                <text:p>638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8.04">
                <text:p>668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9.836">
                <text:p>689.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30.84">
                <text:p>730.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42.1">
                <text:p>742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2.62">
                <text:p>642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15.87">
                <text:p>615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37.64">
                <text:p>637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80.61">
                <text:p>680.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3.36">
                <text:p>663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20.34">
                <text:p>720.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89.327">
                <text:p>789.3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44.92">
                <text:p>644.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77.91">
                <text:p>677.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18.37">
                <text:p>718.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666.87">
                <text:p>666.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708.35">
                <text:p>708.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7.414">
                <text:p>387.4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56.154">
                <text:p>456.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25.912">
                <text:p>425.9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27.67">
                <text:p>427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0.182">
                <text:p>370.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2.717">
                <text:p>392.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45.414">
                <text:p>445.4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2.677">
                <text:p>402.6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1.183">
                <text:p>371.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2.918">
                <text:p>372.9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3.61">
                <text:p>383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7.158">
                <text:p>387.1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2.17">
                <text:p>402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15.931">
                <text:p>315.9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0.428">
                <text:p>350.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6.625">
                <text:p>336.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1.525">
                <text:p>361.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1.785">
                <text:p>391.7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2.77">
                <text:p>342.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4.02">
                <text:p>394.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7.167">
                <text:p>367.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7.76">
                <text:p>377.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0.507">
                <text:p>340.5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9.503">
                <text:p>369.5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5.569">
                <text:p>355.5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20.005">
                <text:p>320.0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5.964">
                <text:p>375.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18.5">
                <text:p>318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3.498">
                <text:p>333.4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3.3">
                <text:p>363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03.732">
                <text:p>403.7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644.719">
                <text:p>644.7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00.908">
                <text:p>400.9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91.483">
                <text:p>391.4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24.716">
                <text:p>424.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61.979">
                <text:p>361.9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02.726">
                <text:p>402.7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57.71">
                <text:p>357.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66.227">
                <text:p>366.2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68.97">
                <text:p>368.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78.234">
                <text:p>378.2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76.473">
                <text:p>376.4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81.733">
                <text:p>381.7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59.717">
                <text:p>359.7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46.21">
                <text:p>446.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14.964">
                <text:p>414.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76.662">
                <text:p>376.6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414.249">
                <text:p>414.2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58.917">
                <text:p>358.9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71.207">
                <text:p>371.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76.61">
                <text:p>376.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55.91">
                <text:p>355.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96.993">
                <text:p>396.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593.437">
                <text:p>593.4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45.62">
                <text:p>345.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81.704">
                <text:p>381.7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53.204">
                <text:p>353.2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40.212">
                <text:p>340.2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21.463">
                <text:p>321.4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356.688">
                <text:p>356.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27.306">
                <text:p>327.3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290.955">
                <text:p>290.9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8.95">
                <text:p>368.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16.637">
                <text:p>316.6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1.434">
                <text:p>331.4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1.707">
                <text:p>331.7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6.946">
                <text:p>376.9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0.2">
                <text:p>380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8.221">
                <text:p>368.2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7.97">
                <text:p>377.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70.198">
                <text:p>370.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8.694">
                <text:p>368.6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5.682">
                <text:p>355.6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60.95">
                <text:p>360.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2.443">
                <text:p>382.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8.942">
                <text:p>358.9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25.455">
                <text:p>425.4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1.953">
                <text:p>341.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4.696">
                <text:p>344.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16.593">
                <text:p>316.5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0.451">
                <text:p>340.4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408.639">
                <text:p>408.6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7.944">
                <text:p>357.9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1.45">
                <text:p>351.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84.272">
                <text:p>384.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94.694">
                <text:p>394.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46.699">
                <text:p>346.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09.483">
                <text:p>309.4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50.751">
                <text:p>350.7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337.998">
                <text:p>337.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